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65in"/>
    </style:style>
    <style:style style:name="co3" style:family="table-column">
      <style:table-column-properties fo:break-before="auto" style:column-width="0.6492in"/>
    </style:style>
    <style:style style:name="co4" style:family="table-column">
      <style:table-column-properties fo:break-before="auto" style:column-width="0.7811in"/>
    </style:style>
    <style:style style:name="co5" style:family="table-column">
      <style:table-column-properties fo:break-before="auto" style:column-width="0.5445in"/>
    </style:style>
    <style:style style:name="co6" style:family="table-column">
      <style:table-column-properties fo:break-before="auto" style:column-width="0.6146in"/>
    </style:style>
    <style:style style:name="co7" style:family="table-column">
      <style:table-column-properties fo:break-before="auto" style:column-width="4.0335in"/>
    </style:style>
    <style:style style:name="co8" style:family="table-column">
      <style:table-column-properties fo:break-before="auto" style:column-width="1.248in"/>
    </style:style>
    <style:style style:name="co9" style:family="table-column">
      <style:table-column-properties fo:break-before="auto" style:column-width="0.6354in"/>
    </style:style>
    <style:style style:name="co10" style:family="table-column">
      <style:table-column-properties fo:break-before="auto" style:column-width="0.1409in"/>
    </style:style>
    <style:style style:name="co11" style:family="table-column">
      <style:table-column-properties fo:break-before="auto" style:column-width="0.6008in"/>
    </style:style>
    <style:style style:name="co12" style:family="table-column">
      <style:table-column-properties fo:break-before="auto" style:column-width="0.2453in"/>
    </style:style>
    <style:style style:name="co13" style:family="table-column">
      <style:table-column-properties fo:break-before="auto" style:column-width="3.428in"/>
    </style:style>
    <style:style style:name="co14" style:family="table-column">
      <style:table-column-properties fo:break-before="auto" style:column-width="0.2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 Narrow"/>
    </style:style>
    <style:style style:name="ce2" style:family="table-cell" style:parent-style-name="Default">
      <style:text-properties style:font-name="Liberation Sans Narrow" fo:font-weight="bold" style:font-weight-asian="bold" style:font-weight-complex="bold"/>
    </style:style>
    <style:style style:name="ce6" style:family="table-cell" style:parent-style-name="Default">
      <style:text-properties fo:color="#3465a4" style:font-name="Liberation Sans Narrow"/>
    </style:style>
    <style:style style:name="ce7" style:family="table-cell" style:parent-style-name="Default">
      <style:text-properties fo:color="#3465a4" style:font-name="Liberation Sans Narrow"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liz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5" table:default-cell-style-name="ce1"/>
        <table:table-column table:style-name="co7" table:default-cell-style-name="ce1"/>
        <table:table-column table:style-name="co1" table:number-columns-repeated="101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keywords</text:p>
          </table:table-cell>
          <table:table-cell table:style-name="ce2" office:value-type="string" calcext:value-type="string">
            <text:p>first_reply</text:p>
          </table:table-cell>
          <table:table-cell table:style-name="ce2" office:value-type="string" calcext:value-type="string">
            <text:p>num_replies</text:p>
          </table:table-cell>
          <table:table-cell table:style-name="ce2"/>
          <table:table-cell table:style-name="ce2" office:value-type="string" calcext:value-type="string">
            <text:p>word_in</text:p>
          </table:table-cell>
          <table:table-cell table:style-name="ce2" office:value-type="string" calcext:value-type="string">
            <text:p>word_out</text:p>
          </table:table-cell>
          <table:table-cell table:style-name="ce2"/>
          <table:table-cell table:style-name="ce2" office:value-type="string" calcext:value-type="string">
            <text:p>reply_id</text:p>
          </table:table-cell>
          <table:table-cell table:style-name="ce2" office:value-type="string" calcext:value-type="string">
            <text:p>replies</text:p>
          </table:table-cell>
          <table:table-cell table:style-name="ce2" table:number-columns-repeated="1014"/>
        </table:table-row>
        <table:table-row table:style-name="ro1">
          <table:table-cell/>
          <table:table-cell office:value-type="string" calcext:value-type="string">
            <text:p>CAN YOU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/>ARE </text:p>
          </table:table-cell>
          <table:table-cell office:value-type="string" calcext:value-type="string">
            <text:p><text:s/>AM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ON'T YOU BELIEVE THAT I CAN*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N I 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/>WERE </text:p>
          </table:table-cell>
          <table:table-cell office:value-type="string" calcext:value-type="string">
            <text:p><text:s/>WAS 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ERHAPS YOU WOULD LIKE TO BE LIKE ME*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YOU ARE 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/>YOU </text:p>
          </table:table-cell>
          <table:table-cell office:value-type="string" calcext:value-type="string">
            <text:p><text:s/>I 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OU WANT ME TO BE ABLE TO*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YOU'RE 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/>YOUR</text:p>
          </table:table-cell>
          <table:table-cell office:value-type="string" calcext:value-type="string">
            <text:p><text:s/>MY 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ERHAPS YOU DON'T WANT TO*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 DON'T 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/>I'VE </text:p>
          </table:table-cell>
          <table:table-cell office:value-type="string" calcext:value-type="string">
            <text:p><text:s/>YOU'VE 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O YOU WANT TO BE ABLE TO*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 FEEL 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/>I'M </text:p>
          </table:table-cell>
          <table:table-cell office:value-type="string" calcext:value-type="string">
            <text:p><text:s/>YOU'RE 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WHAT MAKES YOU THINK I AM*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HY DON'T YOU 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/>ME </text:p>
          </table:table-cell>
          <table:table-cell office:value-type="string" calcext:value-type="string">
            <text:p><text:s/>YOU 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OES IT PLEASE YOU TO BELIEVE I AM*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HY CAN'T I 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PERHAPS YOU WOULD LIKE TO BE*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RE YOU 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DO YOU SOMETIMES WISH YOU WERE*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 CAN'T 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DON'T YOU REALLY*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 AM 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string" calcext:value-type="string">
            <text:p>WHY DON'T YOU*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'M 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DO YOU WISH TO BE ABLE TO*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YOU 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string" calcext:value-type="string">
            <text:p>DOES THAT TROUBLE YOU*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 WANT 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string" calcext:value-type="string">
            <text:p>DO YOU OFTEN FEEL*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HAT 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string" calcext:value-type="string">
            <text:p>DO YOU OFTEN FEEL*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W 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string" calcext:value-type="string">
            <text:p>DO YOU ENJOY FEELING*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HO 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string" calcext:value-type="string">
            <text:p>DO YOU REALLY BELIEVE I DON'T*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HERE 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string" calcext:value-type="string">
            <text:p>PERHAPS IN GOOD TIME I WILL*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HEN 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string" calcext:value-type="string">
            <text:p>DO YOU WANT ME TO*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HY 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string" calcext:value-type="string">
            <text:p>DO YOU THINK YOU SHOULD BE ABLE TO*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AME 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string" calcext:value-type="string">
            <text:p>WHY CAN'T YOU*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USE 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string" calcext:value-type="string">
            <text:p>WHY ARE YOU INTERESTED IN WHETHER OR NOT I AM*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ORRY 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string" calcext:value-type="string">
            <text:p>WOULD YOU PREFER IF I WERE NOT*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REAM 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string" calcext:value-type="string">
            <text:p>PERHAPS IN YOUR FANTASIES I AM*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LLO 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string" calcext:value-type="string">
            <text:p>HOW DO YOU KNOW YOU CAN'T*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I 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string" calcext:value-type="string">
            <text:p>HAVE YOU TRIED?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YBE 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PERHAPS YOU CAN NOW*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string" calcext:value-type="string">
            <text:p>DID YOU COME TO ME BECAUSE YOU ARE*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YOUR 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string" calcext:value-type="string">
            <text:p>HOW LONG HAVE YOU BEEN*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LWAYS 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DO YOU BELIEVE IT IS NORMAL TO BE*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HINK 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DO YOU ENJOY BEING*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LIKE 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string" calcext:value-type="string">
            <text:p>WE WERE DISCUSSING YOU--NOT ME.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YES 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string" calcext:value-type="string">
            <text:p>OH, I*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IEND 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string" calcext:value-type="string">
            <text:p>YOU'RE NOT REALLY TALKING ABOUT ME, ARE YOU?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MPUTER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string" calcext:value-type="string">
            <text:p>WHAT WOULD IT MEAN TO YOU IF YOU GOT*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KEYFOUND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string" calcext:value-type="string">
            <text:p>WHY DO YOU WANT*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37" calcext:value-type="float">
            <text:p>37</text:p>
          </table:table-cell>
          <table:table-cell office:value-type="string" calcext:value-type="string">
            <text:p>SUPPOSE YOU SOON GOT*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office:value-type="string" calcext:value-type="string">
            <text:p>WHAT IF YOU NEVER GOT*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39" calcext:value-type="float">
            <text:p>39</text:p>
          </table:table-cell>
          <table:table-cell office:value-type="string" calcext:value-type="string">
            <text:p>I SOMETIMES ALSO WANT*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office:value-type="string" calcext:value-type="string">
            <text:p>WHY DO YOU ASK?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41" calcext:value-type="float">
            <text:p>41</text:p>
          </table:table-cell>
          <table:table-cell office:value-type="string" calcext:value-type="string">
            <text:p>DOES THAT QUESTION INTEREST YOU?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42" calcext:value-type="float">
            <text:p>42</text:p>
          </table:table-cell>
          <table:table-cell office:value-type="string" calcext:value-type="string">
            <text:p>WHAT ANSWER WOULD PLEASE YOU THE MOST?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43" calcext:value-type="float">
            <text:p>43</text:p>
          </table:table-cell>
          <table:table-cell office:value-type="string" calcext:value-type="string">
            <text:p>WHAT DO YOU THINK?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44" calcext:value-type="float">
            <text:p>44</text:p>
          </table:table-cell>
          <table:table-cell office:value-type="string" calcext:value-type="string">
            <text:p>ARE SUCH QUESTIONS ON YOUR MIND OFTEN?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45" calcext:value-type="float">
            <text:p>45</text:p>
          </table:table-cell>
          <table:table-cell office:value-type="string" calcext:value-type="string">
            <text:p>WHAT IS IT THAT YOU REALLY WANT TO KNOW?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46" calcext:value-type="float">
            <text:p>46</text:p>
          </table:table-cell>
          <table:table-cell office:value-type="string" calcext:value-type="string">
            <text:p>HAVE YOU ASKED ANYONE ELSE?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47" calcext:value-type="float">
            <text:p>47</text:p>
          </table:table-cell>
          <table:table-cell office:value-type="string" calcext:value-type="string">
            <text:p>HAVE YOU ASKED SUCH QUESTIONS BEFORE?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48" calcext:value-type="float">
            <text:p>48</text:p>
          </table:table-cell>
          <table:table-cell office:value-type="string" calcext:value-type="string">
            <text:p>WHAT ELSE COMES TO MIND WHEN YOU ASK THAT?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49" calcext:value-type="float">
            <text:p>49</text:p>
          </table:table-cell>
          <table:table-cell office:value-type="string" calcext:value-type="string">
            <text:p>NAMES DON'T INTEREST ME.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50" calcext:value-type="float">
            <text:p>50</text:p>
          </table:table-cell>
          <table:table-cell office:value-type="string" calcext:value-type="string">
            <text:p>I DON'T CARE ABOUT NAMES --PLEASE GO ON.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51" calcext:value-type="float">
            <text:p>51</text:p>
          </table:table-cell>
          <table:table-cell office:value-type="string" calcext:value-type="string">
            <text:p>IS THAT THE REAL REASON?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52" calcext:value-type="float">
            <text:p>52</text:p>
          </table:table-cell>
          <table:table-cell office:value-type="string" calcext:value-type="string">
            <text:p>DON'T ANY OTHER REASONS COME TO MIND?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53" calcext:value-type="float">
            <text:p>53</text:p>
          </table:table-cell>
          <table:table-cell office:value-type="string" calcext:value-type="string">
            <text:p>DOES THAT REASON EXPLAIN ANYTHING ELSE?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54" calcext:value-type="float">
            <text:p>54</text:p>
          </table:table-cell>
          <table:table-cell office:value-type="string" calcext:value-type="string">
            <text:p>WHAT OTHER REASONS MIGHT THERE BE?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55" calcext:value-type="float">
            <text:p>55</text:p>
          </table:table-cell>
          <table:table-cell office:value-type="string" calcext:value-type="string">
            <text:p>PLEASE DON'T APOLOGIZE!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56" calcext:value-type="float">
            <text:p>56</text:p>
          </table:table-cell>
          <table:table-cell office:value-type="string" calcext:value-type="string">
            <text:p>APOLOGIES ARE NOT NECESSARY.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57" calcext:value-type="float">
            <text:p>57</text:p>
          </table:table-cell>
          <table:table-cell office:value-type="string" calcext:value-type="string">
            <text:p>WHAT FEELINGS DO YOU HAVE WHEN YOU APOLOGIZE?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58" calcext:value-type="float">
            <text:p>58</text:p>
          </table:table-cell>
          <table:table-cell office:value-type="string" calcext:value-type="string">
            <text:p>DON'T BE SO DEFENSIVE!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59" calcext:value-type="float">
            <text:p>59</text:p>
          </table:table-cell>
          <table:table-cell office:value-type="string" calcext:value-type="string">
            <text:p>WHAT DOES THAT DREAM SUGGEST TO YOU?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60" calcext:value-type="float">
            <text:p>60</text:p>
          </table:table-cell>
          <table:table-cell office:value-type="string" calcext:value-type="string">
            <text:p>DO YOU DREAM OFTEN?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61" calcext:value-type="float">
            <text:p>61</text:p>
          </table:table-cell>
          <table:table-cell office:value-type="string" calcext:value-type="string">
            <text:p>WHAT PERSONS APPEAR IN YOUR DREAMS?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62" calcext:value-type="float">
            <text:p>62</text:p>
          </table:table-cell>
          <table:table-cell office:value-type="string" calcext:value-type="string">
            <text:p>ARE YOU DISTURBED BY YOUR DREAMS?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63" calcext:value-type="float">
            <text:p>63</text:p>
          </table:table-cell>
          <table:table-cell office:value-type="string" calcext:value-type="string">
            <text:p>HOW DO YOU DO ...PLEASE STATE YOUR PROBLEM.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64" calcext:value-type="float">
            <text:p>64</text:p>
          </table:table-cell>
          <table:table-cell office:value-type="string" calcext:value-type="string">
            <text:p>YOU DON'T SEEM QUITE CERTAIN.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65" calcext:value-type="float">
            <text:p>65</text:p>
          </table:table-cell>
          <table:table-cell office:value-type="string" calcext:value-type="string">
            <text:p>WHY THE UNCERTAIN TONE?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66" calcext:value-type="float">
            <text:p>66</text:p>
          </table:table-cell>
          <table:table-cell office:value-type="string" calcext:value-type="string">
            <text:p>CAN'T YOU BE MORE POSITIVE?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67" calcext:value-type="float">
            <text:p>67</text:p>
          </table:table-cell>
          <table:table-cell office:value-type="string" calcext:value-type="string">
            <text:p>YOU AREN'T SURE?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68" calcext:value-type="float">
            <text:p>68</text:p>
          </table:table-cell>
          <table:table-cell office:value-type="string" calcext:value-type="string">
            <text:p>DON'T YOU KNOW?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69" calcext:value-type="float">
            <text:p>69</text:p>
          </table:table-cell>
          <table:table-cell office:value-type="string" calcext:value-type="string">
            <text:p>ARE YOU SAYING NO JUST TO BE NEGATIVE?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70" calcext:value-type="float">
            <text:p>70</text:p>
          </table:table-cell>
          <table:table-cell office:value-type="string" calcext:value-type="string">
            <text:p>YOU ARE BEING A BIT NEGATIVE.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71" calcext:value-type="float">
            <text:p>71</text:p>
          </table:table-cell>
          <table:table-cell office:value-type="string" calcext:value-type="string">
            <text:p>WHY NOT?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72" calcext:value-type="float">
            <text:p>72</text:p>
          </table:table-cell>
          <table:table-cell office:value-type="string" calcext:value-type="string">
            <text:p>ARE YOU SURE?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73" calcext:value-type="float">
            <text:p>73</text:p>
          </table:table-cell>
          <table:table-cell office:value-type="string" calcext:value-type="string">
            <text:p>WHY NO?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74" calcext:value-type="float">
            <text:p>74</text:p>
          </table:table-cell>
          <table:table-cell office:value-type="string" calcext:value-type="string">
            <text:p>WHY ARE YOU CONCERNED ABOUT MY*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75" calcext:value-type="float">
            <text:p>75</text:p>
          </table:table-cell>
          <table:table-cell office:value-type="string" calcext:value-type="string">
            <text:p>WHAT ABOUT YOUR OWN*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76" calcext:value-type="float">
            <text:p>76</text:p>
          </table:table-cell>
          <table:table-cell office:value-type="string" calcext:value-type="string">
            <text:p>CAN YOU THINK OF A SPECIFIC EXAMPLE?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77" calcext:value-type="float">
            <text:p>77</text:p>
          </table:table-cell>
          <table:table-cell office:value-type="string" calcext:value-type="string">
            <text:p>WHEN?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78" calcext:value-type="float">
            <text:p>78</text:p>
          </table:table-cell>
          <table:table-cell office:value-type="string" calcext:value-type="string">
            <text:p>WHAT ARE YOU THINKING OF?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79" calcext:value-type="float">
            <text:p>79</text:p>
          </table:table-cell>
          <table:table-cell office:value-type="string" calcext:value-type="string">
            <text:p>REALLY, ALWAYS?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80" calcext:value-type="float">
            <text:p>80</text:p>
          </table:table-cell>
          <table:table-cell office:value-type="string" calcext:value-type="string">
            <text:p>DO YOU REALLY THINK SO?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81" calcext:value-type="float">
            <text:p>81</text:p>
          </table:table-cell>
          <table:table-cell office:value-type="string" calcext:value-type="string">
            <text:p>BUT YOU ARE NOT SURE YOU*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82" calcext:value-type="float">
            <text:p>82</text:p>
          </table:table-cell>
          <table:table-cell office:value-type="string" calcext:value-type="string">
            <text:p>DO YOU DOUBT YOU*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83" calcext:value-type="float">
            <text:p>83</text:p>
          </table:table-cell>
          <table:table-cell office:value-type="string" calcext:value-type="string">
            <text:p>IN WHAT WAY?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84" calcext:value-type="float">
            <text:p>84</text:p>
          </table:table-cell>
          <table:table-cell office:value-type="string" calcext:value-type="string">
            <text:p>WHAT RESEMBLANCE DO YOU SEE?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85" calcext:value-type="float">
            <text:p>85</text:p>
          </table:table-cell>
          <table:table-cell office:value-type="string" calcext:value-type="string">
            <text:p>WHAT DOES THE SIMILARITY SUGGEST TO YOU?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86" calcext:value-type="float">
            <text:p>86</text:p>
          </table:table-cell>
          <table:table-cell office:value-type="string" calcext:value-type="string">
            <text:p>WHAT OTHER CONNECTIONS DO YOU SEE?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87" calcext:value-type="float">
            <text:p>87</text:p>
          </table:table-cell>
          <table:table-cell office:value-type="string" calcext:value-type="string">
            <text:p>COULD THERE REALLY BE SOME CONNECTION?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88" calcext:value-type="float">
            <text:p>88</text:p>
          </table:table-cell>
          <table:table-cell office:value-type="string" calcext:value-type="string">
            <text:p>HOW?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89" calcext:value-type="float">
            <text:p>89</text:p>
          </table:table-cell>
          <table:table-cell office:value-type="string" calcext:value-type="string">
            <text:p>YOU SEEM QUITE POSITIVE.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90" calcext:value-type="float">
            <text:p>90</text:p>
          </table:table-cell>
          <table:table-cell office:value-type="string" calcext:value-type="string">
            <text:p>ARE YOU SURE?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91" calcext:value-type="float">
            <text:p>91</text:p>
          </table:table-cell>
          <table:table-cell office:value-type="string" calcext:value-type="string">
            <text:p>I SEE.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92" calcext:value-type="float">
            <text:p>92</text:p>
          </table:table-cell>
          <table:table-cell office:value-type="string" calcext:value-type="string">
            <text:p>I UNDERSTAND.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93" calcext:value-type="float">
            <text:p>93</text:p>
          </table:table-cell>
          <table:table-cell office:value-type="string" calcext:value-type="string">
            <text:p>WHY DO YOU BRING UP THE TOPIC OF FRIENDS?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94" calcext:value-type="float">
            <text:p>94</text:p>
          </table:table-cell>
          <table:table-cell office:value-type="string" calcext:value-type="string">
            <text:p>DO YOUR FRIENDS WORRY YOU?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95" calcext:value-type="float">
            <text:p>95</text:p>
          </table:table-cell>
          <table:table-cell office:value-type="string" calcext:value-type="string">
            <text:p>DO YOUR FRIENDS PICK ON YOU?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96" calcext:value-type="float">
            <text:p>96</text:p>
          </table:table-cell>
          <table:table-cell office:value-type="string" calcext:value-type="string">
            <text:p>ARE YOU SURE YOU HAVE ANY FRIENDS?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97" calcext:value-type="float">
            <text:p>97</text:p>
          </table:table-cell>
          <table:table-cell office:value-type="string" calcext:value-type="string">
            <text:p>DO YOU IMPOSE ON YOUR FRIENDS?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98" calcext:value-type="float">
            <text:p>98</text:p>
          </table:table-cell>
          <table:table-cell office:value-type="string" calcext:value-type="string">
            <text:p>PERHAPS YOUR LOVE FOR FRIENDS WORRIES YOU.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99" calcext:value-type="float">
            <text:p>99</text:p>
          </table:table-cell>
          <table:table-cell office:value-type="string" calcext:value-type="string">
            <text:p>DO COMPUTERS WORRY YOU?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office:value-type="string" calcext:value-type="string">
            <text:p>ARE YOU TALKING ABOUT ME IN PARTICULAR?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101" calcext:value-type="float">
            <text:p>101</text:p>
          </table:table-cell>
          <table:table-cell office:value-type="string" calcext:value-type="string">
            <text:p>ARE YOU FRIGHTENED BY MACHINES?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102" calcext:value-type="float">
            <text:p>102</text:p>
          </table:table-cell>
          <table:table-cell office:value-type="string" calcext:value-type="string">
            <text:p>WHY DO YOU MENTION COMPUTERS?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103" calcext:value-type="float">
            <text:p>103</text:p>
          </table:table-cell>
          <table:table-cell office:value-type="string" calcext:value-type="string">
            <text:p>WHAT DO YOU THINK MACHINES HAVE TO DO WITH YOUR PROBLEM?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104" calcext:value-type="float">
            <text:p>104</text:p>
          </table:table-cell>
          <table:table-cell office:value-type="string" calcext:value-type="string">
            <text:p>DON'T YOU THINK COMPUTERS CAN HELP PEOPLE?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105" calcext:value-type="float">
            <text:p>105</text:p>
          </table:table-cell>
          <table:table-cell office:value-type="string" calcext:value-type="string">
            <text:p>WHAT IS IT ABOUT MACHINES THAT WORRIES YOU?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106" calcext:value-type="float">
            <text:p>106</text:p>
          </table:table-cell>
          <table:table-cell office:value-type="string" calcext:value-type="string">
            <text:p>SAY, DO YOU HAVE ANY PSYCHOLOGICAL PROBLEMS?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107" calcext:value-type="float">
            <text:p>107</text:p>
          </table:table-cell>
          <table:table-cell office:value-type="string" calcext:value-type="string">
            <text:p>WHAT DOES THAT SUGGEST TO YOU?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108" calcext:value-type="float">
            <text:p>108</text:p>
          </table:table-cell>
          <table:table-cell office:value-type="string" calcext:value-type="string">
            <text:p>I SEE.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109" calcext:value-type="float">
            <text:p>109</text:p>
          </table:table-cell>
          <table:table-cell office:value-type="string" calcext:value-type="string">
            <text:p>I'M NOT SURE I UNDERSTAND YOU FULLY.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110" calcext:value-type="float">
            <text:p>110</text:p>
          </table:table-cell>
          <table:table-cell office:value-type="string" calcext:value-type="string">
            <text:p>COME COME ELUCIDATE YOUR THOUGHTS.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111" calcext:value-type="float">
            <text:p>111</text:p>
          </table:table-cell>
          <table:table-cell office:value-type="string" calcext:value-type="string">
            <text:p>CAN YOU ELABORATE ON THAT?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112" calcext:value-type="float">
            <text:p>112</text:p>
          </table:table-cell>
          <table:table-cell office:value-type="string" calcext:value-type="string">
            <text:p>THAT IS QUITE INTERESTING.</text:p>
          </table:table-cell>
          <table:table-cell table:number-columns-repeated="1014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fo" table:style-name="ta1">
        <table:table-column table:style-name="co1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" table:default-cell-style-name="ce1"/>
        <table:table-column table:style-name="co5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4" table:default-cell-style-name="ce6"/>
        <table:table-column table:style-name="co3" table:default-cell-style-name="ce6"/>
        <table:table-column table:style-name="co9" table:default-cell-style-name="ce6"/>
        <table:table-column table:style-name="co1" table:number-columns-repeated="1006" table:default-cell-style-name="ce1"/>
        <table:table-row table:style-name="ro1" table:number-rows-repeated="2">
          <table:table-cell table:number-columns-repeated="1022"/>
        </table:table-row>
        <table:table-row table:style-name="ro1">
          <table:table-cell table:style-name="ce2"/>
          <table:table-cell table:style-name="ce2" office:value-type="string" calcext:value-type="string">
            <text:p>keywords</text:p>
          </table:table-cell>
          <table:table-cell table:style-name="ce2" office:value-type="string" calcext:value-type="string">
            <text:p>first_reply</text:p>
          </table:table-cell>
          <table:table-cell table:style-name="ce2" office:value-type="string" calcext:value-type="string">
            <text:p>last_reply</text:p>
          </table:table-cell>
          <table:table-cell table:style-name="ce2" table:number-columns-repeated="2"/>
          <table:table-cell table:style-name="ce2" office:value-type="string" calcext:value-type="string">
            <text:p>word_in</text:p>
          </table:table-cell>
          <table:table-cell table:style-name="ce2" office:value-type="string" calcext:value-type="string">
            <text:p>word_out</text:p>
          </table:table-cell>
          <table:table-cell table:style-name="ce2"/>
          <table:table-cell table:style-name="ce2" office:value-type="string" calcext:value-type="string">
            <text:p>reply_id</text:p>
          </table:table-cell>
          <table:table-cell table:style-name="ce2" office:value-type="string" calcext:value-type="string">
            <text:p>TT</text:p>
          </table:table-cell>
          <table:table-cell table:style-name="ce2" office:value-type="string" calcext:value-type="string">
            <text:p>replies</text:p>
          </table:table-cell>
          <table:table-cell table:style-name="ce2"/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first_reply</text:p>
          </table:table-cell>
          <table:table-cell table:style-name="ce7" office:value-type="string" calcext:value-type="string">
            <text:p>last_reply</text:p>
          </table:table-cell>
          <table:table-cell table:style-name="ce2" table:number-columns-repeated="1006"/>
        </table:table-row>
        <table:table-row table:style-name="ro1">
          <table:table-cell/>
          <table:table-cell office:value-type="string" calcext:value-type="string">
            <text:p>RITERREST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ONO</text:p>
          </table:table-cell>
          <table:table-cell office:value-type="string" calcext:value-type="string">
            <text:p>SEI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BBIAMO DISCUTERE DI TE E NON DI ME</text:p>
          </table:table-cell>
          <table:table-cell/>
          <table:table-cell office:value-type="float" office:value="1" calcext:value-type="float">
            <text:p>1</text:p>
          </table:table-cell>
          <table:table-cell table:formula="of:=LOOKUP([.C4];[.J$4:.J$83];[.N$4:.N$83])" office:value-type="float" office:value="1" calcext:value-type="float">
            <text:p>1</text:p>
          </table:table-cell>
          <table:table-cell table:formula="of:=LOOKUP([.D4];[.J$4:.J$83];[.N$4:.N$83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REDEREST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RO</text:p>
          </table:table-cell>
          <table:table-cell office:value-type="string" calcext:value-type="string">
            <text:p>ERI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N CREDI CHE DOVREMMO PARLARE DI TE?</text:p>
          </table:table-cell>
          <table:table-cell/>
          <table:table-cell office:value-type="float" office:value="2" calcext:value-type="float">
            <text:p>2</text:p>
          </table:table-cell>
          <table:table-cell table:formula="of:=LOOKUP([.C5];[.J$4:.J$83];[.N$4:.N$83])" office:value-type="float" office:value="1" calcext:value-type="float">
            <text:p>1</text:p>
          </table:table-cell>
          <table:table-cell table:formula="of:=LOOKUP([.D5];[.J$4:.J$83];[.N$4:.N$83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ENSEREST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UI</text:p>
          </table:table-cell>
          <table:table-cell office:value-type="string" calcext:value-type="string">
            <text:p>FOSTI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ER FAVORE PARLIAMO DI TE E NON ESSERE EVASIVO</text:p>
          </table:table-cell>
          <table:table-cell/>
          <table:table-cell office:value-type="float" office:value="3" calcext:value-type="float">
            <text:p>3</text:p>
          </table:table-cell>
          <table:table-cell table:formula="of:=LOOKUP([.C6];[.J$4:.J$83];[.N$4:.N$83])" office:value-type="float" office:value="1" calcext:value-type="float">
            <text:p>1</text:p>
          </table:table-cell>
          <table:table-cell table:formula="of:=LOOKUP([.D6];[.J$4:.J$83];[.N$4:.N$83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UPPORREST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MI</text:p>
          </table:table-cell>
          <table:table-cell office:value-type="string" calcext:value-type="string">
            <text:p>RTI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UOI VERAMENTE *</text:p>
          </table:table-cell>
          <table:table-cell/>
          <table:table-cell office:value-type="float" office:value="4" calcext:value-type="float">
            <text:p>4</text:p>
          </table:table-cell>
          <table:table-cell table:formula="of:=LOOKUP([.C7];[.J$4:.J$83];[.N$4:.N$83])" office:value-type="float" office:value="1" calcext:value-type="float">
            <text:p>1</text:p>
          </table:table-cell>
          <table:table-cell table:formula="of:=LOOKUP([.D7];[.J$4:.J$83];[.N$4:.N$83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VREST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IO</text:p>
          </table:table-cell>
          <table:table-cell office:value-type="string" calcext:value-type="string">
            <text:p>TU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SE TU NON VUOI VERAMENTE *</text:p>
          </table:table-cell>
          <table:table-cell/>
          <table:table-cell office:value-type="float" office:value="5" calcext:value-type="float">
            <text:p>5</text:p>
          </table:table-cell>
          <table:table-cell table:formula="of:=LOOKUP([.C8];[.J$4:.J$83];[.N$4:.N$83])" office:value-type="float" office:value="1" calcext:value-type="float">
            <text:p>1</text:p>
          </table:table-cell>
          <table:table-cell table:formula="of:=LOOKUP([.D8];[.J$4:.J$83];[.N$4:.N$83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MAGINEREST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IO</text:p>
          </table:table-cell>
          <table:table-cell office:value-type="string" calcext:value-type="string">
            <text:p>TU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UOI VERAMENTE QUESTO?</text:p>
          </table:table-cell>
          <table:table-cell/>
          <table:table-cell office:value-type="float" office:value="6" calcext:value-type="float">
            <text:p>6</text:p>
          </table:table-cell>
          <table:table-cell table:formula="of:=LOOKUP([.C9];[.J$4:.J$83];[.N$4:.N$83])" office:value-type="float" office:value="1" calcext:value-type="float">
            <text:p>1</text:p>
          </table:table-cell>
          <table:table-cell table:formula="of:=LOOKUP([.D9];[.J$4:.J$83];[.N$4:.N$83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PEREREST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NOSTRO</text:p>
          </table:table-cell>
          <table:table-cell office:value-type="string" calcext:value-type="string">
            <text:p>VOSTRO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I PREOCCUPA TUTTO CIO’?</text:p>
          </table:table-cell>
          <table:table-cell/>
          <table:table-cell office:value-type="float" office:value="7" calcext:value-type="float">
            <text:p>7</text:p>
          </table:table-cell>
          <table:table-cell table:formula="of:=LOOKUP([.C10];[.J$4:.J$83];[.N$4:.N$83])" office:value-type="float" office:value="1" calcext:value-type="float">
            <text:p>1</text:p>
          </table:table-cell>
          <table:table-cell table:formula="of:=LOOKUP([.D10];[.J$4:.J$83];[.N$4:.N$83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AREST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I</text:p>
          </table:table-cell>
          <table:table-cell office:value-type="string" calcext:value-type="string">
            <text:p>TI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ORRESTI CHE FOSSE IL CONTRARIO?</text:p>
          </table:table-cell>
          <table:table-cell/>
          <table:table-cell office:value-type="float" office:value="8" calcext:value-type="float">
            <text:p>8</text:p>
          </table:table-cell>
          <table:table-cell table:formula="of:=LOOKUP([.C11];[.J$4:.J$83];[.N$4:.N$83])" office:value-type="float" office:value="1" calcext:value-type="float">
            <text:p>1</text:p>
          </table:table-cell>
          <table:table-cell table:formula="of:=LOOKUP([.D11];[.J$4:.J$83];[.N$4:.N$83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RITIEN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HO</text:p>
          </table:table-cell>
          <table:table-cell office:value-type="string" calcext:value-type="string">
            <text:p>HAI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AVVERO?</text:p>
          </table:table-cell>
          <table:table-cell/>
          <table:table-cell office:value-type="float" office:value="9" calcext:value-type="float">
            <text:p>9</text:p>
          </table:table-cell>
          <table:table-cell table:formula="of:=LOOKUP([.C12];[.J$4:.J$83];[.N$4:.N$83])" office:value-type="float" office:value="1" calcext:value-type="float">
            <text:p>1</text:p>
          </table:table-cell>
          <table:table-cell table:formula="of:=LOOKUP([.D12];[.J$4:.J$83];[.N$4:.N$83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RED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IA</text:p>
          </table:table-cell>
          <table:table-cell office:value-type="string" calcext:value-type="string">
            <text:p>TUA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I HAI MAI REALMENTE PROVATO?</text:p>
          </table:table-cell>
          <table:table-cell/>
          <table:table-cell office:value-type="float" office:value="10" calcext:value-type="float">
            <text:p>10</text:p>
          </table:table-cell>
          <table:table-cell table:formula="of:=LOOKUP([.C13];[.J$4:.J$83];[.N$4:.N$83])" office:value-type="float" office:value="1" calcext:value-type="float">
            <text:p>1</text:p>
          </table:table-cell>
          <table:table-cell table:formula="of:=LOOKUP([.D13];[.J$4:.J$83];[.N$4:.N$83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ENS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IEI</text:p>
          </table:table-cell>
          <table:table-cell office:value-type="string" calcext:value-type="string">
            <text:p>TUOI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EI QUI DA ME PER QUESTA RAGIONE?</text:p>
          </table:table-cell>
          <table:table-cell/>
          <table:table-cell office:value-type="float" office:value="11" calcext:value-type="float">
            <text:p>11</text:p>
          </table:table-cell>
          <table:table-cell table:formula="of:=LOOKUP([.C14];[.J$4:.J$83];[.N$4:.N$83])" office:value-type="float" office:value="1" calcext:value-type="float">
            <text:p>1</text:p>
          </table:table-cell>
          <table:table-cell table:formula="of:=LOOKUP([.D14];[.J$4:.J$83];[.N$4:.N$83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UPPON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E</text:p>
          </table:table-cell>
          <table:table-cell office:value-type="string" calcext:value-type="string">
            <text:p>ME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TI FA PIACERE TUTTO CIO’?</text:p>
          </table:table-cell>
          <table:table-cell/>
          <table:table-cell office:value-type="float" office:value="12" calcext:value-type="float">
            <text:p>12</text:p>
          </table:table-cell>
          <table:table-cell table:formula="of:=LOOKUP([.C15];[.J$4:.J$83];[.N$4:.N$83])" office:value-type="float" office:value="1" calcext:value-type="float">
            <text:p>1</text:p>
          </table:table-cell>
          <table:table-cell table:formula="of:=LOOKUP([.D15];[.J$4:.J$83];[.N$4:.N$83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HA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IMMI DI PIU’ DI QUESTE SENSAZIONI</text:p>
          </table:table-cell>
          <table:table-cell/>
          <table:table-cell office:value-type="float" office:value="13" calcext:value-type="float">
            <text:p>13</text:p>
          </table:table-cell>
          <table:table-cell table:formula="of:=LOOKUP([.C16];[.J$4:.J$83];[.N$4:.N$83])" office:value-type="float" office:value="1" calcext:value-type="float">
            <text:p>1</text:p>
          </table:table-cell>
          <table:table-cell table:formula="of:=LOOKUP([.D16];[.J$4:.J$83];[.N$4:.N$83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MMAGIN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 CREA PROBLEMI QUESTO SENTIRE DI *</text:p>
          </table:table-cell>
          <table:table-cell/>
          <table:table-cell office:value-type="float" office:value="14" calcext:value-type="float">
            <text:p>14</text:p>
          </table:table-cell>
          <table:table-cell table:formula="of:=LOOKUP([.C17];[.J$4:.J$83];[.N$4:.N$83])" office:value-type="float" office:value="1" calcext:value-type="float">
            <text:p>1</text:p>
          </table:table-cell>
          <table:table-cell table:formula="of:=LOOKUP([.D17];[.J$4:.J$83];[.N$4:.N$83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PER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TI CREA PROBLEMI QUESTA SITUAZIONE?</text:p>
          </table:table-cell>
          <table:table-cell/>
          <table:table-cell office:value-type="float" office:value="15" calcext:value-type="float">
            <text:p>15</text:p>
          </table:table-cell>
          <table:table-cell table:formula="of:=LOOKUP([.C18];[.J$4:.J$83];[.N$4:.N$83])" office:value-type="float" office:value="1" calcext:value-type="float">
            <text:p>1</text:p>
          </table:table-cell>
          <table:table-cell table:formula="of:=LOOKUP([.D18];[.J$4:.J$83];[.N$4:.N$83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TU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EDI SIA NORMALE ESSERE *?</text:p>
          </table:table-cell>
          <table:table-cell/>
          <table:table-cell office:value-type="float" office:value="16" calcext:value-type="float">
            <text:p>16</text:p>
          </table:table-cell>
          <table:table-cell table:formula="of:=LOOKUP([.C19];[.J$4:.J$83];[.N$4:.N$83])" office:value-type="float" office:value="1" calcext:value-type="float">
            <text:p>1</text:p>
          </table:table-cell>
          <table:table-cell table:formula="of:=LOOKUP([.D19];[.J$4:.J$83];[.N$4:.N$83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E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E CONSIDERI L’ESSERE *?</text:p>
          </table:table-cell>
          <table:table-cell/>
          <table:table-cell office:value-type="float" office:value="17" calcext:value-type="float">
            <text:p>17</text:p>
          </table:table-cell>
          <table:table-cell table:formula="of:=LOOKUP([.C20];[.J$4:.J$83];[.N$4:.N$83])" office:value-type="float" office:value="1" calcext:value-type="float">
            <text:p>1</text:p>
          </table:table-cell>
          <table:table-cell table:formula="of:=LOOKUP([.D20];[.J$4:.J$83];[.N$4:.N$83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ARA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 QUANTO TEMPO TI SENTI *?</text:p>
          </table:table-cell>
          <table:table-cell/>
          <table:table-cell office:value-type="float" office:value="18" calcext:value-type="float">
            <text:p>18</text:p>
          </table:table-cell>
          <table:table-cell table:formula="of:=LOOKUP([.C21];[.J$4:.J$83];[.N$4:.N$83])" office:value-type="float" office:value="1" calcext:value-type="float">
            <text:p>1</text:p>
          </table:table-cell>
          <table:table-cell table:formula="of:=LOOKUP([.D21];[.J$4:.J$83];[.N$4:.N$83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OSS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CREDI SIA NORMALE ESSERE COSI’?</text:p>
          </table:table-cell>
          <table:table-cell/>
          <table:table-cell office:value-type="float" office:value="19" calcext:value-type="float">
            <text:p>19</text:p>
          </table:table-cell>
          <table:table-cell table:formula="of:=LOOKUP([.C22];[.J$4:.J$83];[.N$4:.N$83])" office:value-type="float" office:value="4" calcext:value-type="float">
            <text:p>4</text:p>
          </table:table-cell>
          <table:table-cell table:formula="of:=LOOKUP([.D22];[.J$4:.J$83];[.N$4:.N$83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OTRO’ MAI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CHE’ VORRESTI *?</text:p>
          </table:table-cell>
          <table:table-cell/>
          <table:table-cell office:value-type="float" office:value="20" calcext:value-type="float">
            <text:p>20</text:p>
          </table:table-cell>
          <table:table-cell table:formula="of:=LOOKUP([.C23];[.J$4:.J$83];[.N$4:.N$83])" office:value-type="float" office:value="4" calcext:value-type="float">
            <text:p>4</text:p>
          </table:table-cell>
          <table:table-cell table:formula="of:=LOOKUP([.D23];[.J$4:.J$83];[.N$4:.N$83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OTREI MAI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ALMENTE VORRESTI *?</text:p>
          </table:table-cell>
          <table:table-cell/>
          <table:table-cell office:value-type="float" office:value="21" calcext:value-type="float">
            <text:p>21</text:p>
          </table:table-cell>
          <table:table-cell table:formula="of:=LOOKUP([.C24];[.J$4:.J$83];[.N$4:.N$83])" office:value-type="float" office:value="4" calcext:value-type="float">
            <text:p>4</text:p>
          </table:table-cell>
          <table:table-cell table:formula="of:=LOOKUP([.D24];[.J$4:.J$83];[.N$4:.N$83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OTRO’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 COSA DERIVA QUESTO TUO VOLER *?</text:p>
          </table:table-cell>
          <table:table-cell/>
          <table:table-cell office:value-type="float" office:value="22" calcext:value-type="float">
            <text:p>22</text:p>
          </table:table-cell>
          <table:table-cell table:formula="of:=LOOKUP([.C25];[.J$4:.J$83];[.N$4:.N$83])" office:value-type="float" office:value="4" calcext:value-type="float">
            <text:p>4</text:p>
          </table:table-cell>
          <table:table-cell table:formula="of:=LOOKUP([.D25];[.J$4:.J$83];[.N$4:.N$83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OTREI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ERCHE’ VORRESTI QUESTO?</text:p>
          </table:table-cell>
          <table:table-cell/>
          <table:table-cell office:value-type="float" office:value="23" calcext:value-type="float">
            <text:p>23</text:p>
          </table:table-cell>
          <table:table-cell table:formula="of:=LOOKUP([.C26];[.J$4:.J$83];[.N$4:.N$83])" office:value-type="float" office:value="4" calcext:value-type="float">
            <text:p>4</text:p>
          </table:table-cell>
          <table:table-cell table:formula="of:=LOOKUP([.D26];[.J$4:.J$83];[.N$4:.N$83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NO IN GRADO DI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E’ QUESTA LA REALE RAGIONE?</text:p>
          </table:table-cell>
          <table:table-cell/>
          <table:table-cell office:value-type="float" office:value="24" calcext:value-type="float">
            <text:p>24</text:p>
          </table:table-cell>
          <table:table-cell table:formula="of:=LOOKUP([.C27];[.J$4:.J$83];[.N$4:.N$83])" office:value-type="float" office:value="4" calcext:value-type="float">
            <text:p>4</text:p>
          </table:table-cell>
          <table:table-cell table:formula="of:=LOOKUP([.D27];[.J$4:.J$83];[.N$4:.N$83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ARO’ IN GRADO DI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NON TI VENGONO ALTRI MOTIVI IN MENTE?</text:p>
          </table:table-cell>
          <table:table-cell/>
          <table:table-cell office:value-type="float" office:value="25" calcext:value-type="float">
            <text:p>25</text:p>
          </table:table-cell>
          <table:table-cell table:formula="of:=LOOKUP([.C28];[.J$4:.J$83];[.N$4:.N$83])" office:value-type="float" office:value="4" calcext:value-type="float">
            <text:p>4</text:p>
          </table:table-cell>
          <table:table-cell table:formula="of:=LOOKUP([.D28];[.J$4:.J$83];[.N$4:.N$83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AREI CAPACE DI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QUESTO MOTIVO SPIEGA QUALCOS’ALTRO?</text:p>
          </table:table-cell>
          <table:table-cell/>
          <table:table-cell office:value-type="float" office:value="26" calcext:value-type="float">
            <text:p>26</text:p>
          </table:table-cell>
          <table:table-cell table:formula="of:=LOOKUP([.C29];[.J$4:.J$83];[.N$4:.N$83])" office:value-type="float" office:value="4" calcext:value-type="float">
            <text:p>4</text:p>
          </table:table-cell>
          <table:table-cell table:formula="of:=LOOKUP([.D29];[.J$4:.J$83];[.N$4:.N$83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AREI IN GRADO DI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QUALE ALTRA RAGIONE CI POTREBBE ESSERE?</text:p>
          </table:table-cell>
          <table:table-cell/>
          <table:table-cell office:value-type="float" office:value="27" calcext:value-type="float">
            <text:p>27</text:p>
          </table:table-cell>
          <table:table-cell table:formula="of:=LOOKUP([.C30];[.J$4:.J$83];[.N$4:.N$83])" office:value-type="float" office:value="4" calcext:value-type="float">
            <text:p>4</text:p>
          </table:table-cell>
          <table:table-cell table:formula="of:=LOOKUP([.D30];[.J$4:.J$83];[.N$4:.N$83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NO CAPACE DI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QUANTO TEMPO FA?</text:p>
          </table:table-cell>
          <table:table-cell/>
          <table:table-cell office:value-type="float" office:value="28" calcext:value-type="float">
            <text:p>28</text:p>
          </table:table-cell>
          <table:table-cell table:formula="of:=LOOKUP([.C31];[.J$4:.J$83];[.N$4:.N$83])" office:value-type="float" office:value="4" calcext:value-type="float">
            <text:p>4</text:p>
          </table:table-cell>
          <table:table-cell table:formula="of:=LOOKUP([.D31];[.J$4:.J$83];[.N$4:.N$83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ARO’ CAPACE DI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E’ PER TE COSI’ IMPORTANTE?</text:p>
          </table:table-cell>
          <table:table-cell/>
          <table:table-cell office:value-type="float" office:value="29" calcext:value-type="float">
            <text:p>29</text:p>
          </table:table-cell>
          <table:table-cell table:formula="of:=LOOKUP([.C32];[.J$4:.J$83];[.N$4:.N$83])" office:value-type="float" office:value="4" calcext:value-type="float">
            <text:p>4</text:p>
          </table:table-cell>
          <table:table-cell table:formula="of:=LOOKUP([.D32];[.J$4:.J$83];[.N$4:.N$83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IO NO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QUALE RISPOSTA PREFERIRESTI RICEVERE?</text:p>
          </table:table-cell>
          <table:table-cell/>
          <table:table-cell office:value-type="float" office:value="30" calcext:value-type="float">
            <text:p>30</text:p>
          </table:table-cell>
          <table:table-cell table:formula="of:=LOOKUP([.C33];[.J$4:.J$83];[.N$4:.N$83])" office:value-type="float" office:value="7" calcext:value-type="float">
            <text:p>7</text:p>
          </table:table-cell>
          <table:table-cell table:formula="of:=LOOKUP([.D33];[.J$4:.J$83];[.N$4:.N$83])" office:value-type="float" office:value="11" calcext:value-type="float">
            <text:p>1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COSA NE PENSI?</text:p>
          </table:table-cell>
          <table:table-cell/>
          <table:table-cell office:value-type="float" office:value="31" calcext:value-type="float">
            <text:p>31</text:p>
          </table:table-cell>
          <table:table-cell table:formula="of:=LOOKUP([.C34];[.J$4:.J$83];[.N$4:.N$83])" office:value-type="float" office:value="7" calcext:value-type="float">
            <text:p>7</text:p>
          </table:table-cell>
          <table:table-cell table:formula="of:=LOOKUP([.D34];[.J$4:.J$83];[.N$4:.N$83])" office:value-type="float" office:value="11" calcext:value-type="float">
            <text:p>1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ENTO DI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I PENSI SPESSO?</text:p>
          </table:table-cell>
          <table:table-cell/>
          <table:table-cell office:value-type="float" office:value="32" calcext:value-type="float">
            <text:p>32</text:p>
          </table:table-cell>
          <table:table-cell table:formula="of:=LOOKUP([.C35];[.J$4:.J$83];[.N$4:.N$83])" office:value-type="float" office:value="12" calcext:value-type="float">
            <text:p>12</text:p>
          </table:table-cell>
          <table:table-cell table:formula="of:=LOOKUP([.D35];[.J$4:.J$83];[.N$4:.N$83])" office:value-type="float" office:value="14" calcext:value-type="float">
            <text:p>14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ENTIREI DI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L’HAI MAI CHIESTO A QUALCUNO?</text:p>
          </table:table-cell>
          <table:table-cell/>
          <table:table-cell office:value-type="float" office:value="33" calcext:value-type="float">
            <text:p>33</text:p>
          </table:table-cell>
          <table:table-cell table:formula="of:=LOOKUP([.C36];[.J$4:.J$83];[.N$4:.N$83])" office:value-type="float" office:value="12" calcext:value-type="float">
            <text:p>12</text:p>
          </table:table-cell>
          <table:table-cell table:formula="of:=LOOKUP([.D36];[.J$4:.J$83];[.N$4:.N$83])" office:value-type="float" office:value="14" calcext:value-type="float">
            <text:p>14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ENTIRO’ DI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L’HAI MAI CHIESTO PRIMA D’ORA?</text:p>
          </table:table-cell>
          <table:table-cell/>
          <table:table-cell office:value-type="float" office:value="34" calcext:value-type="float">
            <text:p>34</text:p>
          </table:table-cell>
          <table:table-cell table:formula="of:=LOOKUP([.C37];[.J$4:.J$83];[.N$4:.N$83])" office:value-type="float" office:value="12" calcext:value-type="float">
            <text:p>12</text:p>
          </table:table-cell>
          <table:table-cell table:formula="of:=LOOKUP([.D37];[.J$4:.J$83];[.N$4:.N$83])" office:value-type="float" office:value="14" calcext:value-type="float">
            <text:p>14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NO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COS’ALTRO TI VIENE IN MENTE QUANDO CHIEDI QUESTO?</text:p>
          </table:table-cell>
          <table:table-cell/>
          <table:table-cell office:value-type="float" office:value="35" calcext:value-type="float">
            <text:p>35</text:p>
          </table:table-cell>
          <table:table-cell table:formula="of:=LOOKUP([.C38];[.J$4:.J$83];[.N$4:.N$83])" office:value-type="float" office:value="16" calcext:value-type="float">
            <text:p>16</text:p>
          </table:table-cell>
          <table:table-cell table:formula="of:=LOOKUP([.D38];[.J$4:.J$83];[.N$4:.N$83])" office:value-type="float" office:value="17" calcext:value-type="float">
            <text:p>1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AREI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 NOMI NON MI INTERESSANO, VAI AVANTI</text:p>
          </table:table-cell>
          <table:table-cell/>
          <table:table-cell office:value-type="float" office:value="36" calcext:value-type="float">
            <text:p>36</text:p>
          </table:table-cell>
          <table:table-cell table:formula="of:=LOOKUP([.C39];[.J$4:.J$83];[.N$4:.N$83])" office:value-type="float" office:value="16" calcext:value-type="float">
            <text:p>16</text:p>
          </table:table-cell>
          <table:table-cell table:formula="of:=LOOKUP([.D39];[.J$4:.J$83];[.N$4:.N$83])" office:value-type="float" office:value="17" calcext:value-type="float">
            <text:p>1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ARO’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NON MI IMPORTA DEI NOMI</text:p>
          </table:table-cell>
          <table:table-cell/>
          <table:table-cell office:value-type="float" office:value="37" calcext:value-type="float">
            <text:p>37</text:p>
          </table:table-cell>
          <table:table-cell table:formula="of:=LOOKUP([.C40];[.J$4:.J$83];[.N$4:.N$83])" office:value-type="float" office:value="16" calcext:value-type="float">
            <text:p>16</text:p>
          </table:table-cell>
          <table:table-cell table:formula="of:=LOOKUP([.D40];[.J$4:.J$83];[.N$4:.N$83])" office:value-type="float" office:value="17" calcext:value-type="float">
            <text:p>1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MI SENTO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NON TI SCUSARE</text:p>
          </table:table-cell>
          <table:table-cell/>
          <table:table-cell office:value-type="float" office:value="38" calcext:value-type="float">
            <text:p>38</text:p>
          </table:table-cell>
          <table:table-cell table:formula="of:=LOOKUP([.C41];[.J$4:.J$83];[.N$4:.N$83])" office:value-type="float" office:value="18" calcext:value-type="float">
            <text:p>18</text:p>
          </table:table-cell>
          <table:table-cell table:formula="of:=LOOKUP([.D41];[.J$4:.J$83];[.N$4:.N$83])"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VOGLIO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EDI SIA NORMALE AVERE *?</text:p>
          </table:table-cell>
          <table:table-cell/>
          <table:table-cell office:value-type="float" office:value="39" calcext:value-type="float">
            <text:p>39</text:p>
          </table:table-cell>
          <table:table-cell table:formula="of:=LOOKUP([.C42];[.J$4:.J$83];[.N$4:.N$83])" office:value-type="float" office:value="20" calcext:value-type="float">
            <text:p>20</text:p>
          </table:table-cell>
          <table:table-cell table:formula="of:=LOOKUP([.D42];[.J$4:.J$83];[.N$4:.N$83])" office:value-type="float" office:value="22" calcext:value-type="float">
            <text:p>2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SIGO DI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E CONSIDERI IL TUO AVER *?</text:p>
          </table:table-cell>
          <table:table-cell/>
          <table:table-cell office:value-type="float" office:value="40" calcext:value-type="float">
            <text:p>40</text:p>
          </table:table-cell>
          <table:table-cell table:formula="of:=LOOKUP([.C43];[.J$4:.J$83];[.N$4:.N$83])" office:value-type="float" office:value="20" calcext:value-type="float">
            <text:p>20</text:p>
          </table:table-cell>
          <table:table-cell table:formula="of:=LOOKUP([.D43];[.J$4:.J$83];[.N$4:.N$83])" office:value-type="float" office:value="22" calcext:value-type="float">
            <text:p>2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RETENDO DI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COME CONSIDERI QUESTO?</text:p>
          </table:table-cell>
          <table:table-cell/>
          <table:table-cell office:value-type="float" office:value="41" calcext:value-type="float">
            <text:p>41</text:p>
          </table:table-cell>
          <table:table-cell table:formula="of:=LOOKUP([.C44];[.J$4:.J$83];[.N$4:.N$83])" office:value-type="float" office:value="20" calcext:value-type="float">
            <text:p>20</text:p>
          </table:table-cell>
          <table:table-cell table:formula="of:=LOOKUP([.D44];[.J$4:.J$83];[.N$4:.N$83])" office:value-type="float" office:value="22" calcext:value-type="float">
            <text:p>2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HIEDO DI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COSA TI SUGGERISCONO SOGNI DI QUESTO TIPO?</text:p>
          </table:table-cell>
          <table:table-cell/>
          <table:table-cell office:value-type="float" office:value="42" calcext:value-type="float">
            <text:p>42</text:p>
          </table:table-cell>
          <table:table-cell table:formula="of:=LOOKUP([.C45];[.J$4:.J$83];[.N$4:.N$83])" office:value-type="float" office:value="20" calcext:value-type="float">
            <text:p>20</text:p>
          </table:table-cell>
          <table:table-cell table:formula="of:=LOOKUP([.D45];[.J$4:.J$83];[.N$4:.N$83])" office:value-type="float" office:value="22" calcext:value-type="float">
            <text:p>2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ESIDERO DI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SOGNI SPESSO?</text:p>
          </table:table-cell>
          <table:table-cell/>
          <table:table-cell office:value-type="float" office:value="43" calcext:value-type="float">
            <text:p>43</text:p>
          </table:table-cell>
          <table:table-cell table:formula="of:=LOOKUP([.C46];[.J$4:.J$83];[.N$4:.N$83])" office:value-type="float" office:value="20" calcext:value-type="float">
            <text:p>20</text:p>
          </table:table-cell>
          <table:table-cell table:formula="of:=LOOKUP([.D46];[.J$4:.J$83];[.N$4:.N$83])" office:value-type="float" office:value="22" calcext:value-type="float">
            <text:p>2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PERO DI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QUALI PERSONE TI APPAIONO IN SOGNO PIU’ SPESSO?</text:p>
          </table:table-cell>
          <table:table-cell/>
          <table:table-cell office:value-type="float" office:value="44" calcext:value-type="float">
            <text:p>44</text:p>
          </table:table-cell>
          <table:table-cell table:formula="of:=LOOKUP([.C47];[.J$4:.J$83];[.N$4:.N$83])" office:value-type="float" office:value="20" calcext:value-type="float">
            <text:p>20</text:p>
          </table:table-cell>
          <table:table-cell table:formula="of:=LOOKUP([.D47];[.J$4:.J$83];[.N$4:.N$83])" office:value-type="float" office:value="22" calcext:value-type="float">
            <text:p>2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VORREI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TI HANNO MAI TURBATO I TUOI SOGNI?</text:p>
          </table:table-cell>
          <table:table-cell/>
          <table:table-cell office:value-type="float" office:value="45" calcext:value-type="float">
            <text:p>45</text:p>
          </table:table-cell>
          <table:table-cell table:formula="of:=LOOKUP([.C48];[.J$4:.J$83];[.N$4:.N$83])" office:value-type="float" office:value="20" calcext:value-type="float">
            <text:p>20</text:p>
          </table:table-cell>
          <table:table-cell table:formula="of:=LOOKUP([.D48];[.J$4:.J$83];[.N$4:.N$83])" office:value-type="float" office:value="22" calcext:value-type="float">
            <text:p>2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VORRO’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ARRIVEDERCI</text:p>
          </table:table-cell>
          <table:table-cell/>
          <table:table-cell office:value-type="float" office:value="46" calcext:value-type="float">
            <text:p>46</text:p>
          </table:table-cell>
          <table:table-cell table:formula="of:=LOOKUP([.C49];[.J$4:.J$83];[.N$4:.N$83])" office:value-type="float" office:value="20" calcext:value-type="float">
            <text:p>20</text:p>
          </table:table-cell>
          <table:table-cell table:formula="of:=LOOKUP([.D49];[.J$4:.J$83];[.N$4:.N$83])" office:value-type="float" office:value="22" calcext:value-type="float">
            <text:p>2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SIGEREI DI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NON SEMBRI MOLTO SICURO</text:p>
          </table:table-cell>
          <table:table-cell/>
          <table:table-cell office:value-type="float" office:value="47" calcext:value-type="float">
            <text:p>47</text:p>
          </table:table-cell>
          <table:table-cell table:formula="of:=LOOKUP([.C50];[.J$4:.J$83];[.N$4:.N$83])" office:value-type="float" office:value="20" calcext:value-type="float">
            <text:p>20</text:p>
          </table:table-cell>
          <table:table-cell table:formula="of:=LOOKUP([.D50];[.J$4:.J$83];[.N$4:.N$83])" office:value-type="float" office:value="22" calcext:value-type="float">
            <text:p>2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SIGERO’ DI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PERCHE’ QUESTO TONO INCERTO?</text:p>
          </table:table-cell>
          <table:table-cell/>
          <table:table-cell office:value-type="float" office:value="48" calcext:value-type="float">
            <text:p>48</text:p>
          </table:table-cell>
          <table:table-cell table:formula="of:=LOOKUP([.C51];[.J$4:.J$83];[.N$4:.N$83])" office:value-type="float" office:value="20" calcext:value-type="float">
            <text:p>20</text:p>
          </table:table-cell>
          <table:table-cell table:formula="of:=LOOKUP([.D51];[.J$4:.J$83];[.N$4:.N$83])" office:value-type="float" office:value="22" calcext:value-type="float">
            <text:p>2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RETENDEREI DI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SEI SICURO?</text:p>
          </table:table-cell>
          <table:table-cell/>
          <table:table-cell office:value-type="float" office:value="49" calcext:value-type="float">
            <text:p>49</text:p>
          </table:table-cell>
          <table:table-cell table:formula="of:=LOOKUP([.C52];[.J$4:.J$83];[.N$4:.N$83])" office:value-type="float" office:value="20" calcext:value-type="float">
            <text:p>20</text:p>
          </table:table-cell>
          <table:table-cell table:formula="of:=LOOKUP([.D52];[.J$4:.J$83];[.N$4:.N$83])" office:value-type="float" office:value="22" calcext:value-type="float">
            <text:p>2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RETENDERO’ DI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COME MAI?</text:p>
          </table:table-cell>
          <table:table-cell/>
          <table:table-cell office:value-type="float" office:value="50" calcext:value-type="float">
            <text:p>50</text:p>
          </table:table-cell>
          <table:table-cell table:formula="of:=LOOKUP([.C53];[.J$4:.J$83];[.N$4:.N$83])" office:value-type="float" office:value="20" calcext:value-type="float">
            <text:p>20</text:p>
          </table:table-cell>
          <table:table-cell table:formula="of:=LOOKUP([.D53];[.J$4:.J$83];[.N$4:.N$83])" office:value-type="float" office:value="22" calcext:value-type="float">
            <text:p>2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HIEDEREI DI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PERCHE’ NO?</text:p>
          </table:table-cell>
          <table:table-cell/>
          <table:table-cell office:value-type="float" office:value="51" calcext:value-type="float">
            <text:p>51</text:p>
          </table:table-cell>
          <table:table-cell table:formula="of:=LOOKUP([.C54];[.J$4:.J$83];[.N$4:.N$83])" office:value-type="float" office:value="20" calcext:value-type="float">
            <text:p>20</text:p>
          </table:table-cell>
          <table:table-cell table:formula="of:=LOOKUP([.D54];[.J$4:.J$83];[.N$4:.N$83])" office:value-type="float" office:value="22" calcext:value-type="float">
            <text:p>2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HIEDERO’ DI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QUANDO?</text:p>
          </table:table-cell>
          <table:table-cell/>
          <table:table-cell office:value-type="float" office:value="52" calcext:value-type="float">
            <text:p>52</text:p>
          </table:table-cell>
          <table:table-cell table:formula="of:=LOOKUP([.C55];[.J$4:.J$83];[.N$4:.N$83])" office:value-type="float" office:value="20" calcext:value-type="float">
            <text:p>20</text:p>
          </table:table-cell>
          <table:table-cell table:formula="of:=LOOKUP([.D55];[.J$4:.J$83];[.N$4:.N$83])" office:value-type="float" office:value="22" calcext:value-type="float">
            <text:p>2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ESIDEREREI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NON PUOI PENSARE A UN ESEMPIO SPECIFICO?</text:p>
          </table:table-cell>
          <table:table-cell/>
          <table:table-cell office:value-type="float" office:value="53" calcext:value-type="float">
            <text:p>53</text:p>
          </table:table-cell>
          <table:table-cell table:formula="of:=LOOKUP([.C56];[.J$4:.J$83];[.N$4:.N$83])" office:value-type="float" office:value="20" calcext:value-type="float">
            <text:p>20</text:p>
          </table:table-cell>
          <table:table-cell table:formula="of:=LOOKUP([.D56];[.J$4:.J$83];[.N$4:.N$83])" office:value-type="float" office:value="22" calcext:value-type="float">
            <text:p>2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ESIDERERO’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A COSA STAI PENSANDO?</text:p>
          </table:table-cell>
          <table:table-cell/>
          <table:table-cell office:value-type="float" office:value="54" calcext:value-type="float">
            <text:p>54</text:p>
          </table:table-cell>
          <table:table-cell table:formula="of:=LOOKUP([.C57];[.J$4:.J$83];[.N$4:.N$83])" office:value-type="float" office:value="20" calcext:value-type="float">
            <text:p>20</text:p>
          </table:table-cell>
          <table:table-cell table:formula="of:=LOOKUP([.D57];[.J$4:.J$83];[.N$4:.N$83])" office:value-type="float" office:value="22" calcext:value-type="float">
            <text:p>2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PEREREI DI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CHE’ CREDI *?</text:p>
          </table:table-cell>
          <table:table-cell/>
          <table:table-cell office:value-type="float" office:value="55" calcext:value-type="float">
            <text:p>55</text:p>
          </table:table-cell>
          <table:table-cell table:formula="of:=LOOKUP([.C58];[.J$4:.J$83];[.N$4:.N$83])" office:value-type="float" office:value="20" calcext:value-type="float">
            <text:p>20</text:p>
          </table:table-cell>
          <table:table-cell table:formula="of:=LOOKUP([.D58];[.J$4:.J$83];[.N$4:.N$83])" office:value-type="float" office:value="22" calcext:value-type="float">
            <text:p>2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PERERO’ DI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SA TI HA PORTATO A CREDERE *?</text:p>
          </table:table-cell>
          <table:table-cell/>
          <table:table-cell office:value-type="float" office:value="56" calcext:value-type="float">
            <text:p>56</text:p>
          </table:table-cell>
          <table:table-cell table:formula="of:=LOOKUP([.C59];[.J$4:.J$83];[.N$4:.N$83])" office:value-type="float" office:value="20" calcext:value-type="float">
            <text:p>20</text:p>
          </table:table-cell>
          <table:table-cell table:formula="of:=LOOKUP([.D59];[.J$4:.J$83];[.N$4:.N$83])" office:value-type="float" office:value="22" calcext:value-type="float">
            <text:p>2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OICHE’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 QUANTO TEMPO CREDI *?</text:p>
          </table:table-cell>
          <table:table-cell/>
          <table:table-cell office:value-type="float" office:value="57" calcext:value-type="float">
            <text:p>57</text:p>
          </table:table-cell>
          <table:table-cell table:formula="of:=LOOKUP([.C60];[.J$4:.J$83];[.N$4:.N$83])" office:value-type="float" office:value="24" calcext:value-type="float">
            <text:p>24</text:p>
          </table:table-cell>
          <table:table-cell table:formula="of:=LOOKUP([.D60];[.J$4:.J$83];[.N$4:.N$83])" office:value-type="float" office:value="27" calcext:value-type="float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ICCOME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COSA TI HA PORTATO A CREDERE TUTTO CIO’?</text:p>
          </table:table-cell>
          <table:table-cell/>
          <table:table-cell office:value-type="float" office:value="58" calcext:value-type="float">
            <text:p>58</text:p>
          </table:table-cell>
          <table:table-cell table:formula="of:=LOOKUP([.C61];[.J$4:.J$83];[.N$4:.N$83])" office:value-type="float" office:value="24" calcext:value-type="float">
            <text:p>24</text:p>
          </table:table-cell>
          <table:table-cell table:formula="of:=LOOKUP([.D61];[.J$4:.J$83];[.N$4:.N$83])" office:value-type="float" office:value="27" calcext:value-type="float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ATO CHE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IN CHE MODO?</text:p>
          </table:table-cell>
          <table:table-cell/>
          <table:table-cell office:value-type="float" office:value="59" calcext:value-type="float">
            <text:p>59</text:p>
          </table:table-cell>
          <table:table-cell table:formula="of:=LOOKUP([.C62];[.J$4:.J$83];[.N$4:.N$83])" office:value-type="float" office:value="24" calcext:value-type="float">
            <text:p>24</text:p>
          </table:table-cell>
          <table:table-cell table:formula="of:=LOOKUP([.D62];[.J$4:.J$83];[.N$4:.N$83])" office:value-type="float" office:value="27" calcext:value-type="float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AL MOMENTO CHE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QUALE SOMIGLIANZA RISCONTRI?</text:p>
          </table:table-cell>
          <table:table-cell/>
          <table:table-cell office:value-type="float" office:value="60" calcext:value-type="float">
            <text:p>60</text:p>
          </table:table-cell>
          <table:table-cell table:formula="of:=LOOKUP([.C63];[.J$4:.J$83];[.N$4:.N$83])" office:value-type="float" office:value="24" calcext:value-type="float">
            <text:p>24</text:p>
          </table:table-cell>
          <table:table-cell table:formula="of:=LOOKUP([.D63];[.J$4:.J$83];[.N$4:.N$83])" office:value-type="float" office:value="27" calcext:value-type="float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OSA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SA TI SUGGERISCE QUESTA RASSOMIGLIANZA?</text:p>
          </table:table-cell>
          <table:table-cell/>
          <table:table-cell office:value-type="float" office:value="61" calcext:value-type="float">
            <text:p>61</text:p>
          </table:table-cell>
          <table:table-cell table:formula="of:=LOOKUP([.C64];[.J$4:.J$83];[.N$4:.N$83])" office:value-type="float" office:value="29" calcext:value-type="float">
            <text:p>29</text:p>
          </table:table-cell>
          <table:table-cell table:formula="of:=LOOKUP([.D64];[.J$4:.J$83];[.N$4:.N$83])" office:value-type="float" office:value="35" calcext:value-type="float">
            <text:p>3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QUALE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SEMBRI CONTENTO</text:p>
          </table:table-cell>
          <table:table-cell/>
          <table:table-cell office:value-type="float" office:value="62" calcext:value-type="float">
            <text:p>62</text:p>
          </table:table-cell>
          <table:table-cell table:formula="of:=LOOKUP([.C65];[.J$4:.J$83];[.N$4:.N$83])" office:value-type="float" office:value="29" calcext:value-type="float">
            <text:p>29</text:p>
          </table:table-cell>
          <table:table-cell table:formula="of:=LOOKUP([.D65];[.J$4:.J$83];[.N$4:.N$83])" office:value-type="float" office:value="35" calcext:value-type="float">
            <text:p>3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QUALI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VEDO…</text:p>
          </table:table-cell>
          <table:table-cell/>
          <table:table-cell office:value-type="float" office:value="63" calcext:value-type="float">
            <text:p>63</text:p>
          </table:table-cell>
          <table:table-cell table:formula="of:=LOOKUP([.C66];[.J$4:.J$83];[.N$4:.N$83])" office:value-type="float" office:value="29" calcext:value-type="float">
            <text:p>29</text:p>
          </table:table-cell>
          <table:table-cell table:formula="of:=LOOKUP([.D66];[.J$4:.J$83];[.N$4:.N$83])" office:value-type="float" office:value="35" calcext:value-type="float">
            <text:p>3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OME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CAPISCO…</text:p>
          </table:table-cell>
          <table:table-cell/>
          <table:table-cell office:value-type="float" office:value="64" calcext:value-type="float">
            <text:p>64</text:p>
          </table:table-cell>
          <table:table-cell table:formula="of:=LOOKUP([.C67];[.J$4:.J$83];[.N$4:.N$83])" office:value-type="float" office:value="29" calcext:value-type="float">
            <text:p>29</text:p>
          </table:table-cell>
          <table:table-cell table:formula="of:=LOOKUP([.D67];[.J$4:.J$83];[.N$4:.N$83])" office:value-type="float" office:value="35" calcext:value-type="float">
            <text:p>3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HE MODO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SEI SICURO?</text:p>
          </table:table-cell>
          <table:table-cell/>
          <table:table-cell office:value-type="float" office:value="65" calcext:value-type="float">
            <text:p>65</text:p>
          </table:table-cell>
          <table:table-cell table:formula="of:=LOOKUP([.C68];[.J$4:.J$83];[.N$4:.N$83])" office:value-type="float" office:value="29" calcext:value-type="float">
            <text:p>29</text:p>
          </table:table-cell>
          <table:table-cell table:formula="of:=LOOKUP([.D68];[.J$4:.J$83];[.N$4:.N$83])" office:value-type="float" office:value="35" calcext:value-type="float">
            <text:p>3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HE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I TUOI AMICI TI SECCANO?</text:p>
          </table:table-cell>
          <table:table-cell/>
          <table:table-cell office:value-type="float" office:value="66" calcext:value-type="float">
            <text:p>66</text:p>
          </table:table-cell>
          <table:table-cell table:formula="of:=LOOKUP([.C69];[.J$4:.J$83];[.N$4:.N$83])" office:value-type="float" office:value="29" calcext:value-type="float">
            <text:p>29</text:p>
          </table:table-cell>
          <table:table-cell table:formula="of:=LOOKUP([.D69];[.J$4:.J$83];[.N$4:.N$83])" office:value-type="float" office:value="35" calcext:value-type="float">
            <text:p>3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QUANTO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SEI SICURO DI AVERE DEGLI AMICI?</text:p>
          </table:table-cell>
          <table:table-cell/>
          <table:table-cell office:value-type="float" office:value="67" calcext:value-type="float">
            <text:p>67</text:p>
          </table:table-cell>
          <table:table-cell table:formula="of:=LOOKUP([.C70];[.J$4:.J$83];[.N$4:.N$83])" office:value-type="float" office:value="29" calcext:value-type="float">
            <text:p>29</text:p>
          </table:table-cell>
          <table:table-cell table:formula="of:=LOOKUP([.D70];[.J$4:.J$83];[.N$4:.N$83])" office:value-type="float" office:value="35" calcext:value-type="float">
            <text:p>3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QUANTI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TI IMPONI SUI TUOI AMICI?</text:p>
          </table:table-cell>
          <table:table-cell/>
          <table:table-cell office:value-type="float" office:value="68" calcext:value-type="float">
            <text:p>68</text:p>
          </table:table-cell>
          <table:table-cell table:formula="of:=LOOKUP([.C71];[.J$4:.J$83];[.N$4:.N$83])" office:value-type="float" office:value="29" calcext:value-type="float">
            <text:p>29</text:p>
          </table:table-cell>
          <table:table-cell table:formula="of:=LOOKUP([.D71];[.J$4:.J$83];[.N$4:.N$83])" office:value-type="float" office:value="35" calcext:value-type="float">
            <text:p>3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QUANTE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TI PREOCCUPANO I COMPUTER?</text:p>
          </table:table-cell>
          <table:table-cell/>
          <table:table-cell office:value-type="float" office:value="69" calcext:value-type="float">
            <text:p>69</text:p>
          </table:table-cell>
          <table:table-cell table:formula="of:=LOOKUP([.C72];[.J$4:.J$83];[.N$4:.N$83])" office:value-type="float" office:value="29" calcext:value-type="float">
            <text:p>29</text:p>
          </table:table-cell>
          <table:table-cell table:formula="of:=LOOKUP([.D72];[.J$4:.J$83];[.N$4:.N$83])" office:value-type="float" office:value="35" calcext:value-type="float">
            <text:p>3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A QUANDO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STAI PARLANDO DI ME IN PARTICOLARE?</text:p>
          </table:table-cell>
          <table:table-cell/>
          <table:table-cell office:value-type="float" office:value="70" calcext:value-type="float">
            <text:p>70</text:p>
          </table:table-cell>
          <table:table-cell table:formula="of:=LOOKUP([.C73];[.J$4:.J$83];[.N$4:.N$83])" office:value-type="float" office:value="29" calcext:value-type="float">
            <text:p>29</text:p>
          </table:table-cell>
          <table:table-cell table:formula="of:=LOOKUP([.D73];[.J$4:.J$83];[.N$4:.N$83])" office:value-type="float" office:value="35" calcext:value-type="float">
            <text:p>3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HI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PERCHE’ MENZIONI I COMPUTER?</text:p>
          </table:table-cell>
          <table:table-cell/>
          <table:table-cell office:value-type="float" office:value="71" calcext:value-type="float">
            <text:p>71</text:p>
          </table:table-cell>
          <table:table-cell table:formula="of:=LOOKUP([.C74];[.J$4:.J$83];[.N$4:.N$83])" office:value-type="float" office:value="29" calcext:value-type="float">
            <text:p>29</text:p>
          </table:table-cell>
          <table:table-cell table:formula="of:=LOOKUP([.D74];[.J$4:.J$83];[.N$4:.N$83])" office:value-type="float" office:value="35" calcext:value-type="float">
            <text:p>3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OVE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HAI PROBLEMI COL DENARO?</text:p>
          </table:table-cell>
          <table:table-cell/>
          <table:table-cell office:value-type="float" office:value="72" calcext:value-type="float">
            <text:p>72</text:p>
          </table:table-cell>
          <table:table-cell table:formula="of:=LOOKUP([.C75];[.J$4:.J$83];[.N$4:.N$83])" office:value-type="float" office:value="29" calcext:value-type="float">
            <text:p>29</text:p>
          </table:table-cell>
          <table:table-cell table:formula="of:=LOOKUP([.D75];[.J$4:.J$83];[.N$4:.N$83])" office:value-type="float" office:value="35" calcext:value-type="float">
            <text:p>3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QUANDO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PENSI CHE IL DENARO SIA TUTTO?</text:p>
          </table:table-cell>
          <table:table-cell/>
          <table:table-cell office:value-type="float" office:value="73" calcext:value-type="float">
            <text:p>73</text:p>
          </table:table-cell>
          <table:table-cell table:formula="of:=LOOKUP([.C76];[.J$4:.J$83];[.N$4:.N$83])" office:value-type="float" office:value="29" calcext:value-type="float">
            <text:p>29</text:p>
          </table:table-cell>
          <table:table-cell table:formula="of:=LOOKUP([.D76];[.J$4:.J$83];[.N$4:.N$83])" office:value-type="float" office:value="35" calcext:value-type="float">
            <text:p>3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ERCHE’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SEI SICURO CHE IL PROBLEMA SIANO I SOLDI?</text:p>
          </table:table-cell>
          <table:table-cell/>
          <table:table-cell office:value-type="float" office:value="74" calcext:value-type="float">
            <text:p>74</text:p>
          </table:table-cell>
          <table:table-cell table:formula="of:=LOOKUP([.C77];[.J$4:.J$83];[.N$4:.N$83])" office:value-type="float" office:value="29" calcext:value-type="float">
            <text:p>29</text:p>
          </table:table-cell>
          <table:table-cell table:formula="of:=LOOKUP([.D77];[.J$4:.J$83];[.N$4:.N$83])" office:value-type="float" office:value="35" calcext:value-type="float">
            <text:p>3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OMI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OBBIAMO PARLARE DI TE E NON DI ME</text:p>
          </table:table-cell>
          <table:table-cell/>
          <table:table-cell office:value-type="float" office:value="75" calcext:value-type="float">
            <text:p>75</text:p>
          </table:table-cell>
          <table:table-cell table:formula="of:=LOOKUP([.C78];[.J$4:.J$83];[.N$4:.N$83])" office:value-type="float" office:value="36" calcext:value-type="float">
            <text:p>36</text:p>
          </table:table-cell>
          <table:table-cell table:formula="of:=LOOKUP([.D78];[.J$4:.J$83];[.N$4:.N$83])" office:value-type="float" office:value="37" calcext:value-type="float">
            <text:p>3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OME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CONTINUA…</text:p>
          </table:table-cell>
          <table:table-cell/>
          <table:table-cell office:value-type="float" office:value="76" calcext:value-type="float">
            <text:p>76</text:p>
          </table:table-cell>
          <table:table-cell table:formula="of:=LOOKUP([.C79];[.J$4:.J$83];[.N$4:.N$83])" office:value-type="float" office:value="36" calcext:value-type="float">
            <text:p>36</text:p>
          </table:table-cell>
          <table:table-cell table:formula="of:=LOOKUP([.D79];[.J$4:.J$83];[.N$4:.N$83])" office:value-type="float" office:value="37" calcext:value-type="float">
            <text:p>3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CUSA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5"/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SII PIU’ CHIARO</text:p>
          </table:table-cell>
          <table:table-cell/>
          <table:table-cell office:value-type="float" office:value="77" calcext:value-type="float">
            <text:p>77</text:p>
          </table:table-cell>
          <table:table-cell table:formula="of:=LOOKUP([.C80];[.J$4:.J$83];[.N$4:.N$83])" office:value-type="float" office:value="38" calcext:value-type="float">
            <text:p>38</text:p>
          </table:table-cell>
          <table:table-cell table:formula="of:=LOOKUP([.D80];[.J$4:.J$83];[.N$4:.N$83])" office:value-type="float" office:value="38" calcext:value-type="float">
            <text:p>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HO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VA AVANTI</text:p>
          </table:table-cell>
          <table:table-cell/>
          <table:table-cell office:value-type="float" office:value="78" calcext:value-type="float">
            <text:p>78</text:p>
          </table:table-cell>
          <table:table-cell table:formula="of:=LOOKUP([.C81];[.J$4:.J$83];[.N$4:.N$83])" office:value-type="float" office:value="39" calcext:value-type="float">
            <text:p>39</text:p>
          </table:table-cell>
          <table:table-cell table:formula="of:=LOOKUP([.D81];[.J$4:.J$83];[.N$4:.N$83])" office:value-type="float" office:value="40" calcext:value-type="float">
            <text:p>4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VREI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PROSEGUI…</text:p>
          </table:table-cell>
          <table:table-cell/>
          <table:table-cell office:value-type="float" office:value="79" calcext:value-type="float">
            <text:p>79</text:p>
          </table:table-cell>
          <table:table-cell table:formula="of:=LOOKUP([.C82];[.J$4:.J$83];[.N$4:.N$83])" office:value-type="float" office:value="39" calcext:value-type="float">
            <text:p>39</text:p>
          </table:table-cell>
          <table:table-cell table:formula="of:=LOOKUP([.D82];[.J$4:.J$83];[.N$4:.N$83])" office:value-type="float" office:value="40" calcext:value-type="float">
            <text:p>4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VRO’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ARRIVEDERCI… SONO 60€ (STO SCHERZANDO!)</text:p>
          </table:table-cell>
          <table:table-cell/>
          <table:table-cell office:value-type="float" office:value="80" calcext:value-type="float">
            <text:p>80</text:p>
          </table:table-cell>
          <table:table-cell table:formula="of:=LOOKUP([.C83];[.J$4:.J$83];[.N$4:.N$83])" office:value-type="float" office:value="39" calcext:value-type="float">
            <text:p>39</text:p>
          </table:table-cell>
          <table:table-cell table:formula="of:=LOOKUP([.D83];[.J$4:.J$83];[.N$4:.N$83])" office:value-type="float" office:value="40" calcext:value-type="float">
            <text:p>4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GNO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number-columns-repeated="10"/>
          <table:table-cell table:formula="of:=LOOKUP([.C84];[.J$4:.J$83];[.N$4:.N$83])" office:value-type="float" office:value="42" calcext:value-type="float">
            <text:p>42</text:p>
          </table:table-cell>
          <table:table-cell table:formula="of:=LOOKUP([.D84];[.J$4:.J$83];[.N$4:.N$83])" office:value-type="float" office:value="45" calcext:value-type="float">
            <text:p>4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GNI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number-columns-repeated="10"/>
          <table:table-cell table:formula="of:=LOOKUP([.C85];[.J$4:.J$83];[.N$4:.N$83])" office:value-type="float" office:value="42" calcext:value-type="float">
            <text:p>42</text:p>
          </table:table-cell>
          <table:table-cell table:formula="of:=LOOKUP([.D85];[.J$4:.J$83];[.N$4:.N$83])" office:value-type="float" office:value="45" calcext:value-type="float">
            <text:p>4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IAO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10"/>
          <table:table-cell table:formula="of:=LOOKUP([.C86];[.J$4:.J$83];[.N$4:.N$83])" office:value-type="float" office:value="46" calcext:value-type="float">
            <text:p>46</text:p>
          </table:table-cell>
          <table:table-cell table:formula="of:=LOOKUP([.D86];[.J$4:.J$83];[.N$4:.N$83])" office:value-type="float" office:value="46" calcext:value-type="float">
            <text:p>4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BUONGIORNO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10"/>
          <table:table-cell table:formula="of:=LOOKUP([.C87];[.J$4:.J$83];[.N$4:.N$83])" office:value-type="float" office:value="46" calcext:value-type="float">
            <text:p>46</text:p>
          </table:table-cell>
          <table:table-cell table:formula="of:=LOOKUP([.D87];[.J$4:.J$83];[.N$4:.N$83])" office:value-type="float" office:value="46" calcext:value-type="float">
            <text:p>4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ALVE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10"/>
          <table:table-cell table:formula="of:=LOOKUP([.C88];[.J$4:.J$83];[.N$4:.N$83])" office:value-type="float" office:value="46" calcext:value-type="float">
            <text:p>46</text:p>
          </table:table-cell>
          <table:table-cell table:formula="of:=LOOKUP([.D88];[.J$4:.J$83];[.N$4:.N$83])" office:value-type="float" office:value="46" calcext:value-type="float">
            <text:p>4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FORSE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10"/>
          <table:table-cell table:formula="of:=LOOKUP([.C89];[.J$4:.J$83];[.N$4:.N$83])" office:value-type="float" office:value="47" calcext:value-type="float">
            <text:p>47</text:p>
          </table:table-cell>
          <table:table-cell table:formula="of:=LOOKUP([.D89];[.J$4:.J$83];[.N$4:.N$83])" office:value-type="float" office:value="49" calcext:value-type="float">
            <text:p>4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ROBABILMENTE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10"/>
          <table:table-cell table:formula="of:=LOOKUP([.C90];[.J$4:.J$83];[.N$4:.N$83])" office:value-type="float" office:value="47" calcext:value-type="float">
            <text:p>47</text:p>
          </table:table-cell>
          <table:table-cell table:formula="of:=LOOKUP([.D90];[.J$4:.J$83];[.N$4:.N$83])" office:value-type="float" office:value="49" calcext:value-type="float">
            <text:p>4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number-columns-repeated="10"/>
          <table:table-cell table:formula="of:=LOOKUP([.C91];[.J$4:.J$83];[.N$4:.N$83])" office:value-type="float" office:value="49" calcext:value-type="float">
            <text:p>49</text:p>
          </table:table-cell>
          <table:table-cell table:formula="of:=LOOKUP([.D91];[.J$4:.J$83];[.N$4:.N$83])" office:value-type="float" office:value="51" calcext:value-type="float">
            <text:p>5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PESSO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10"/>
          <table:table-cell table:formula="of:=LOOKUP([.C92];[.J$4:.J$83];[.N$4:.N$83])" office:value-type="float" office:value="52" calcext:value-type="float">
            <text:p>52</text:p>
          </table:table-cell>
          <table:table-cell table:formula="of:=LOOKUP([.D92];[.J$4:.J$83];[.N$4:.N$83])" office:value-type="float" office:value="54" calcext:value-type="float">
            <text:p>54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MOLTE VOLTE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10"/>
          <table:table-cell table:formula="of:=LOOKUP([.C93];[.J$4:.J$83];[.N$4:.N$83])" office:value-type="float" office:value="52" calcext:value-type="float">
            <text:p>52</text:p>
          </table:table-cell>
          <table:table-cell table:formula="of:=LOOKUP([.D93];[.J$4:.J$83];[.N$4:.N$83])" office:value-type="float" office:value="54" calcext:value-type="float">
            <text:p>54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 VOLTE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10"/>
          <table:table-cell table:formula="of:=LOOKUP([.C94];[.J$4:.J$83];[.N$4:.N$83])" office:value-type="float" office:value="52" calcext:value-type="float">
            <text:p>52</text:p>
          </table:table-cell>
          <table:table-cell table:formula="of:=LOOKUP([.D94];[.J$4:.J$83];[.N$4:.N$83])" office:value-type="float" office:value="54" calcext:value-type="float">
            <text:p>54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ERTE VOLTE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10"/>
          <table:table-cell table:formula="of:=LOOKUP([.C95];[.J$4:.J$83];[.N$4:.N$83])" office:value-type="float" office:value="52" calcext:value-type="float">
            <text:p>52</text:p>
          </table:table-cell>
          <table:table-cell table:formula="of:=LOOKUP([.D95];[.J$4:.J$83];[.N$4:.N$83])" office:value-type="float" office:value="54" calcext:value-type="float">
            <text:p>54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QUALCHE VOLTA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10"/>
          <table:table-cell table:formula="of:=LOOKUP([.C96];[.J$4:.J$83];[.N$4:.N$83])" office:value-type="float" office:value="52" calcext:value-type="float">
            <text:p>52</text:p>
          </table:table-cell>
          <table:table-cell table:formula="of:=LOOKUP([.D96];[.J$4:.J$83];[.N$4:.N$83])" office:value-type="float" office:value="54" calcext:value-type="float">
            <text:p>54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OGNI TANTO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10"/>
          <table:table-cell table:formula="of:=LOOKUP([.C97];[.J$4:.J$83];[.N$4:.N$83])" office:value-type="float" office:value="52" calcext:value-type="float">
            <text:p>52</text:p>
          </table:table-cell>
          <table:table-cell table:formula="of:=LOOKUP([.D97];[.J$4:.J$83];[.N$4:.N$83])" office:value-type="float" office:value="54" calcext:value-type="float">
            <text:p>54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I TANTO IN TANTO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10"/>
          <table:table-cell table:formula="of:=LOOKUP([.C98];[.J$4:.J$83];[.N$4:.N$83])" office:value-type="float" office:value="52" calcext:value-type="float">
            <text:p>52</text:p>
          </table:table-cell>
          <table:table-cell table:formula="of:=LOOKUP([.D98];[.J$4:.J$83];[.N$4:.N$83])" office:value-type="float" office:value="54" calcext:value-type="float">
            <text:p>54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REDO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number-columns-repeated="10"/>
          <table:table-cell table:formula="of:=LOOKUP([.C99];[.J$4:.J$83];[.N$4:.N$83])" office:value-type="float" office:value="55" calcext:value-type="float">
            <text:p>55</text:p>
          </table:table-cell>
          <table:table-cell table:formula="of:=LOOKUP([.D99];[.J$4:.J$83];[.N$4:.N$83])" office:value-type="float" office:value="57" calcext:value-type="float">
            <text:p>5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RASSOMIGLIANTE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"/>
          <table:table-cell table:formula="of:=LOOKUP([.C100];[.J$4:.J$83];[.N$4:.N$83])" office:value-type="float" office:value="59" calcext:value-type="float">
            <text:p>59</text:p>
          </table:table-cell>
          <table:table-cell table:formula="of:=LOOKUP([.D100];[.J$4:.J$83];[.N$4:.N$83])" office:value-type="float" office:value="62" calcext:value-type="float">
            <text:p>6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MIGLIANTE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"/>
          <table:table-cell table:formula="of:=LOOKUP([.C101];[.J$4:.J$83];[.N$4:.N$83])" office:value-type="float" office:value="59" calcext:value-type="float">
            <text:p>59</text:p>
          </table:table-cell>
          <table:table-cell table:formula="of:=LOOKUP([.D101];[.J$4:.J$83];[.N$4:.N$83])" office:value-type="float" office:value="62" calcext:value-type="float">
            <text:p>6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number-columns-repeated="10"/>
          <table:table-cell table:formula="of:=LOOKUP([.C102];[.J$4:.J$83];[.N$4:.N$83])" office:value-type="float" office:value="63" calcext:value-type="float">
            <text:p>63</text:p>
          </table:table-cell>
          <table:table-cell table:formula="of:=LOOKUP([.D102];[.J$4:.J$83];[.N$4:.N$83])" office:value-type="float" office:value="65" calcext:value-type="float">
            <text:p>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ERTAMENTE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number-columns-repeated="10"/>
          <table:table-cell table:formula="of:=LOOKUP([.C103];[.J$4:.J$83];[.N$4:.N$83])" office:value-type="float" office:value="63" calcext:value-type="float">
            <text:p>63</text:p>
          </table:table-cell>
          <table:table-cell table:formula="of:=LOOKUP([.D103];[.J$4:.J$83];[.N$4:.N$83])" office:value-type="float" office:value="65" calcext:value-type="float">
            <text:p>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MICO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number-columns-repeated="10"/>
          <table:table-cell table:formula="of:=LOOKUP([.C104];[.J$4:.J$83];[.N$4:.N$83])" office:value-type="float" office:value="66" calcext:value-type="float">
            <text:p>66</text:p>
          </table:table-cell>
          <table:table-cell table:formula="of:=LOOKUP([.D104];[.J$4:.J$83];[.N$4:.N$83])" office:value-type="float" office:value="68" calcext:value-type="float">
            <text:p>6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MICI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number-columns-repeated="10"/>
          <table:table-cell table:formula="of:=LOOKUP([.C105];[.J$4:.J$83];[.N$4:.N$83])" office:value-type="float" office:value="66" calcext:value-type="float">
            <text:p>66</text:p>
          </table:table-cell>
          <table:table-cell table:formula="of:=LOOKUP([.D105];[.J$4:.J$83];[.N$4:.N$83])" office:value-type="float" office:value="68" calcext:value-type="float">
            <text:p>6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COMPUTER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10"/>
          <table:table-cell table:formula="of:=LOOKUP([.C106];[.J$4:.J$83];[.N$4:.N$83])" office:value-type="float" office:value="69" calcext:value-type="float">
            <text:p>69</text:p>
          </table:table-cell>
          <table:table-cell table:formula="of:=LOOKUP([.D106];[.J$4:.J$83];[.N$4:.N$83])" office:value-type="float" office:value="71" calcext:value-type="float">
            <text:p>7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ELABORATORE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10"/>
          <table:table-cell table:formula="of:=LOOKUP([.C107];[.J$4:.J$83];[.N$4:.N$83])" office:value-type="float" office:value="69" calcext:value-type="float">
            <text:p>69</text:p>
          </table:table-cell>
          <table:table-cell table:formula="of:=LOOKUP([.D107];[.J$4:.J$83];[.N$4:.N$83])" office:value-type="float" office:value="71" calcext:value-type="float">
            <text:p>71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ENARO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10"/>
          <table:table-cell table:formula="of:=LOOKUP([.C108];[.J$4:.J$83];[.N$4:.N$83])" office:value-type="float" office:value="72" calcext:value-type="float">
            <text:p>72</text:p>
          </table:table-cell>
          <table:table-cell table:formula="of:=LOOKUP([.D108];[.J$4:.J$83];[.N$4:.N$83])" office:value-type="float" office:value="74" calcext:value-type="float">
            <text:p>74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SOLDI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10"/>
          <table:table-cell table:formula="of:=LOOKUP([.C109];[.J$4:.J$83];[.N$4:.N$83])" office:value-type="float" office:value="72" calcext:value-type="float">
            <text:p>72</text:p>
          </table:table-cell>
          <table:table-cell table:formula="of:=LOOKUP([.D109];[.J$4:.J$83];[.N$4:.N$83])" office:value-type="float" office:value="74" calcext:value-type="float">
            <text:p>74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PAFO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10"/>
          <table:table-cell table:formula="of:=LOOKUP([.C110];[.J$4:.J$83];[.N$4:.N$83])" office:value-type="float" office:value="75" calcext:value-type="float">
            <text:p>75</text:p>
          </table:table-cell>
          <table:table-cell table:formula="of:=LOOKUP([.D110];[.J$4:.J$83];[.N$4:.N$83])" office:value-type="float" office:value="75" calcext:value-type="float">
            <text:p>7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%%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table:number-columns-repeated="10"/>
          <table:table-cell table:formula="of:=LOOKUP([.C111];[.J$4:.J$83];[.N$4:.N$83])" office:value-type="float" office:value="76" calcext:value-type="float">
            <text:p>76</text:p>
          </table:table-cell>
          <table:table-cell table:formula="of:=LOOKUP([.D111];[.J$4:.J$83];[.N$4:.N$83])" office:value-type="float" office:value="79" calcext:value-type="float">
            <text:p>7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RRIVEDERCI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10"/>
          <table:table-cell table:formula="of:=LOOKUP([.C112];[.J$4:.J$83];[.N$4:.N$83])" office:value-type="float" office:value="80" calcext:value-type="float">
            <text:p>80</text:p>
          </table:table-cell>
          <table:table-cell table:formula="of:=LOOKUP([.D112];[.J$4:.J$83];[.N$4:.N$83])" office:value-type="float" office:value="80" calcext:value-type="float">
            <text:p>80</text:p>
          </table:table-cell>
          <table:table-cell table:number-columns-repeated="1006"/>
        </table:table-row>
        <table:table-row table:style-name="ro1" table:number-rows-repeated="104846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minimal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ce1"/>
        <table:table-column table:style-name="co5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" table:number-columns-repeated="1012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keywords</text:p>
          </table:table-cell>
          <table:table-cell table:style-name="ce2" office:value-type="string" calcext:value-type="string">
            <text:p>first_reply</text:p>
          </table:table-cell>
          <table:table-cell table:style-name="ce2" office:value-type="string" calcext:value-type="string">
            <text:p>num_replies</text:p>
          </table:table-cell>
          <table:table-cell table:style-name="ce2" office:value-type="string" calcext:value-type="string">
            <text:p>last_reply</text:p>
          </table:table-cell>
          <table:table-cell table:style-name="ce2"/>
          <table:table-cell table:style-name="ce2" office:value-type="string" calcext:value-type="string">
            <text:p>reply_id</text:p>
          </table:table-cell>
          <table:table-cell table:style-name="ce2" office:value-type="string" calcext:value-type="string">
            <text:p>replies</text:p>
          </table:table-cell>
          <table:table-cell/>
          <table:table-cell table:style-name="ce2" office:value-type="string" calcext:value-type="string">
            <text:p>word_in</text:p>
          </table:table-cell>
          <table:table-cell table:style-name="ce2" office:value-type="string" calcext:value-type="string">
            <text:p>word_out</text:p>
          </table:table-cell>
          <table:table-cell table:number-columns-repeated="1012"/>
        </table:table-row>
        <table:table-row table:style-name="ro1">
          <table:table-cell/>
          <table:table-cell table:style-name="ce1" office:value-type="string" calcext:value-type="string">
            <text:p>RITIENI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BBIAMO DISCUTERE DI TE E NON DI ME</text:p>
          </table:table-cell>
          <table:table-cell/>
          <table:table-cell table:style-name="ce1" office:value-type="string" calcext:value-type="string">
            <text:p>SONO</text:p>
          </table:table-cell>
          <table:table-cell table:style-name="ce1" office:value-type="string" calcext:value-type="string">
            <text:p>SEI</text:p>
          </table:table-cell>
          <table:table-cell table:number-columns-repeated="1012"/>
        </table:table-row>
        <table:table-row table:style-name="ro1">
          <table:table-cell/>
          <table:table-cell table:style-name="ce1" office:value-type="string" calcext:value-type="string">
            <text:p>CREDI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ON CREDI CHE DOVREMMO PARLARE DI TE?</text:p>
          </table:table-cell>
          <table:table-cell/>
          <table:table-cell table:style-name="ce1" office:value-type="string" calcext:value-type="string">
            <text:p>ERO</text:p>
          </table:table-cell>
          <table:table-cell table:style-name="ce1" office:value-type="string" calcext:value-type="string">
            <text:p>ERI</text:p>
          </table:table-cell>
          <table:table-cell table:number-columns-repeated="1012"/>
        </table:table-row>
        <table:table-row table:style-name="ro1">
          <table:table-cell/>
          <table:table-cell table:style-name="ce1" office:value-type="string" calcext:value-type="string">
            <text:p>PENSI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R FAVORE PARLIAMO DI TE E NON ESSERE EVASIVO</text:p>
          </table:table-cell>
          <table:table-cell/>
          <table:table-cell table:style-name="ce1" office:value-type="string" calcext:value-type="string">
            <text:p>FUI</text:p>
          </table:table-cell>
          <table:table-cell table:style-name="ce1" office:value-type="string" calcext:value-type="string">
            <text:p>FOSTI</text:p>
          </table:table-cell>
          <table:table-cell table:number-columns-repeated="1012"/>
        </table:table-row>
        <table:table-row table:style-name="ro1">
          <table:table-cell/>
          <table:table-cell table:style-name="ce1" office:value-type="string" calcext:value-type="string">
            <text:p>SUPPONI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1" office:value-type="string" calcext:value-type="string">
            <text:p>RMI</text:p>
          </table:table-cell>
          <table:table-cell table:style-name="ce1" office:value-type="string" calcext:value-type="string">
            <text:p>RTI</text:p>
          </table:table-cell>
          <table:table-cell table:number-columns-repeated="1012"/>
        </table:table-row>
        <table:table-row table:style-name="ro1">
          <table:table-cell/>
          <table:table-cell table:style-name="ce1" office:value-type="string" calcext:value-type="string">
            <text:p>HAI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 office:value-type="string" calcext:value-type="string">
            <text:p>IO</text:p>
          </table:table-cell>
          <table:table-cell table:style-name="ce1" office:value-type="string" calcext:value-type="string">
            <text:p>TU</text:p>
          </table:table-cell>
          <table:table-cell table:number-columns-repeated="1012"/>
        </table:table-row>
        <table:table-row table:style-name="ro1">
          <table:table-cell/>
          <table:table-cell table:style-name="ce1" office:value-type="string" calcext:value-type="string">
            <text:p>IMMAGINI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 office:value-type="string" calcext:value-type="string">
            <text:p>MIO</text:p>
          </table:table-cell>
          <table:table-cell table:style-name="ce1" office:value-type="string" calcext:value-type="string">
            <text:p>TUO</text:p>
          </table:table-cell>
          <table:table-cell table:number-columns-repeated="1012"/>
        </table:table-row>
        <table:table-row table:style-name="ro1">
          <table:table-cell/>
          <table:table-cell table:style-name="ce1" office:value-type="string" calcext:value-type="string">
            <text:p>SPERI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 office:value-type="string" calcext:value-type="string">
            <text:p>NOSTRO</text:p>
          </table:table-cell>
          <table:table-cell table:style-name="ce1" office:value-type="string" calcext:value-type="string">
            <text:p>VOSTRO</text:p>
          </table:table-cell>
          <table:table-cell table:number-columns-repeated="1012"/>
        </table:table-row>
        <table:table-row table:style-name="ro1">
          <table:table-cell/>
          <table:table-cell table:style-name="ce1" office:value-type="string" calcext:value-type="string">
            <text:p>TUO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TI</text:p>
          </table:table-cell>
          <table:table-cell table:number-columns-repeated="1012"/>
        </table:table-row>
        <table:table-row table:style-name="ro1">
          <table:table-cell/>
          <table:table-cell table:style-name="ce1" office:value-type="string" calcext:value-type="string">
            <text:p>SEI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 office:value-type="string" calcext:value-type="string">
            <text:p>HO</text:p>
          </table:table-cell>
          <table:table-cell table:style-name="ce1" office:value-type="string" calcext:value-type="string">
            <text:p>HAI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" office:value-type="string" calcext:value-type="string">
            <text:p>MIA</text:p>
          </table:table-cell>
          <table:table-cell table:style-name="ce1" office:value-type="string" calcext:value-type="string">
            <text:p>TUA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1" office:value-type="string" calcext:value-type="string">
            <text:p>MIEI</text:p>
          </table:table-cell>
          <table:table-cell table:style-name="ce1" office:value-type="string" calcext:value-type="string">
            <text:p>TUOI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2" office:value-type="string" calcext:value-type="string">
            <text:p>POSSO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VUOI VERAMENTE *</text:p>
          </table:table-cell>
          <table:table-cell table:style-name="ce5"/>
          <table:table-cell table:style-name="ce2" office:value-type="string" calcext:value-type="string">
            <text:p>TE</text:p>
          </table:table-cell>
          <table:table-cell table:style-name="ce2" office:value-type="string" calcext:value-type="string">
            <text:p>ME</text:p>
          </table:table-cell>
          <table:table-cell table:style-name="ce5" table:number-columns-repeated="2"/>
          <table:table-cell table:number-columns-repeated="2"/>
          <table:table-cell table:style-name="ce5" table:number-columns-repeated="1008"/>
        </table:table-row>
        <table:table-row table:style-name="ro1">
          <table:table-cell table:style-name="ce5"/>
          <table:table-cell table:style-name="ce2" office:value-type="string" calcext:value-type="string">
            <text:p>SONO IN GRADO DI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ORSE TU NON VUOI VERAMENTE *</text:p>
          </table:table-cell>
          <table:table-cell table:style-name="ce5" table:number-columns-repeated="1015"/>
        </table:table-row>
        <table:table-row table:style-name="ro1">
          <table:table-cell table:style-name="ce5"/>
          <table:table-cell table:style-name="ce2" office:value-type="string" calcext:value-type="string">
            <text:p>SONO CAPACE DI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5"/>
          <table:table-cell table:style-name="ce2" office:value-type="string" calcext:value-type="string">
            <text:p>VUOI VERAMENTE QUESTO?</text:p>
          </table:table-cell>
          <table:table-cell table:style-name="ce5" table:number-columns-repeated="101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IO NON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I PREOCCUPA TUTTO CIO’?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NON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VORRESTI CHE FOSSE IL CONTRARIO?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AVVERO?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CI HAI MAI REALMENTE PROVATO?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EI QUI DA ME PER QUESTA RAGIONE?</text:p>
          </table:table-cell>
          <table:table-cell table:number-columns-repeated="1015"/>
        </table:table-row>
        <table:table-row table:style-name="ro1" table:number-rows-repeated="2">
          <table:table-cell/>
          <table:table-cell table:style-name="ce1" table:number-columns-repeated="4"/>
          <table:table-cell table:number-columns-repeated="1018"/>
        </table:table-row>
        <table:table-row table:style-name="ro1">
          <table:table-cell table:style-name="ce5"/>
          <table:table-cell table:style-name="ce2" office:value-type="string" calcext:value-type="string">
            <text:p>SENTO DI</text:p>
          </table:table-cell>
          <table:table-cell table:style-name="ce2" office:value-type="float" office:value="11" calcext:value-type="float">
            <text:p>11</text:p>
          </table:table-cell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I FA PIACERE TUTTO CIO’?</text:p>
          </table:table-cell>
          <table:table-cell table:style-name="ce5" table:number-columns-repeated="1015"/>
        </table:table-row>
        <table:table-row table:style-name="ro1">
          <table:table-cell table:style-name="ce5" table:number-columns-repeated="5"/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DIMMI DI PIU’ DI QUESTE SENSAZIONI</text:p>
          </table:table-cell>
          <table:table-cell table:style-name="ce5" table:number-columns-repeated="1015"/>
        </table:table-row>
        <table:table-row table:style-name="ro1">
          <table:table-cell table:style-name="ce5" table:number-columns-repeated="5"/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I CREA PROBLEMI QUESTO SENTIRE DI *</text:p>
          </table:table-cell>
          <table:table-cell table:style-name="ce5" table:number-columns-repeated="1015"/>
        </table:table-row>
        <table:table-row table:style-name="ro1">
          <table:table-cell table:style-name="ce5" table:number-columns-repeated="5"/>
          <table:table-cell table:style-name="ce2" table:number-columns-repeated="2"/>
          <table:table-cell table:style-name="ce2" office:value-type="string" calcext:value-type="string">
            <text:p>TI CREA PROBLEMI QUESTA SITUAZIONE?</text:p>
          </table:table-cell>
          <table:table-cell table:style-name="ce5" table:number-columns-repeated="1015"/>
        </table:table-row>
        <table:table-row table:style-name="ro1">
          <table:table-cell table:style-name="ce5" table:number-columns-repeated="5"/>
          <table:table-cell table:style-name="ce2"/>
          <table:table-cell table:style-name="ce5" table:number-columns-repeated="1017"/>
        </table:table-row>
        <table:table-row table:style-name="ro1">
          <table:table-cell table:style-name="ce5"/>
          <table:table-cell table:style-name="ce2" table:number-columns-repeated="5"/>
          <table:table-cell table:style-name="ce5" table:number-columns-repeated="1017"/>
        </table:table-row>
        <table:table-row table:style-name="ro1">
          <table:table-cell table:style-name="ce5"/>
          <table:table-cell table:style-name="ce2" office:value-type="string" calcext:value-type="string">
            <text:p>SONO</text:p>
          </table:table-cell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REDI SIA NORMALE ESSERE *?</text:p>
          </table:table-cell>
          <table:table-cell table:style-name="ce5" table:number-columns-repeated="1015"/>
        </table:table-row>
        <table:table-row table:style-name="ro1">
          <table:table-cell table:style-name="ce5" table:number-columns-repeated="5"/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COME CONSIDERI L’ESSERE *?</text:p>
          </table:table-cell>
          <table:table-cell table:style-name="ce5" table:number-columns-repeated="1015"/>
        </table:table-row>
        <table:table-row table:style-name="ro1" table:number-rows-repeated="2">
          <table:table-cell table:style-name="ce5" table:number-columns-repeated="5"/>
          <table:table-cell table:style-name="ce2"/>
          <table:table-cell table:style-name="ce5" table:number-columns-repeated="1017"/>
        </table:table-row>
        <table:table-row table:style-name="ro1">
          <table:table-cell table:style-name="ce5"/>
          <table:table-cell table:style-name="ce2" office:value-type="string" calcext:value-type="string">
            <text:p>MI SENTO</text:p>
          </table:table-cell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DA QUANTO TEMPO TI SENTI *?</text:p>
          </table:table-cell>
          <table:table-cell table:style-name="ce5" table:number-columns-repeated="1015"/>
        </table:table-row>
        <table:table-row table:style-name="ro1">
          <table:table-cell table:style-name="ce5" table:number-columns-repeated="5"/>
          <table:table-cell table:style-name="ce2" table:number-columns-repeated="2"/>
          <table:table-cell table:style-name="ce2" office:value-type="string" calcext:value-type="string">
            <text:p>CREDI SIA NORMALE ESSERE COSI’?</text:p>
          </table:table-cell>
          <table:table-cell table:style-name="ce5"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1" table:number-columns-repeated="4"/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table:style-name="ce5"/>
          <table:table-cell table:style-name="ce2" office:value-type="string" calcext:value-type="string">
            <text:p>VOGLIO</text:p>
          </table:table-cell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PERCHE’ VORRESTI *?</text:p>
          </table:table-cell>
          <table:table-cell table:style-name="ce5" table:number-columns-repeated="1015"/>
        </table:table-row>
        <table:table-row table:style-name="ro1">
          <table:table-cell table:style-name="ce5"/>
          <table:table-cell table:style-name="ce2" office:value-type="string" calcext:value-type="string">
            <text:p>CHIEDO DI</text:p>
          </table:table-cell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REALMENTE VORRESTI *?</text:p>
          </table:table-cell>
          <table:table-cell table:style-name="ce5" table:number-columns-repeated="1015"/>
        </table:table-row>
        <table:table-row table:style-name="ro1">
          <table:table-cell table:style-name="ce5"/>
          <table:table-cell table:style-name="ce2" office:value-type="string" calcext:value-type="string">
            <text:p>DESIDERO DI</text:p>
          </table:table-cell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DA COSA DERIVA QUESTO TUO VOLER *?</text:p>
          </table:table-cell>
          <table:table-cell table:style-name="ce5" table:number-columns-repeated="1015"/>
        </table:table-row>
        <table:table-row table:style-name="ro1">
          <table:table-cell table:style-name="ce5"/>
          <table:table-cell table:style-name="ce2" office:value-type="string" calcext:value-type="string">
            <text:p>SPERO DI</text:p>
          </table:table-cell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5"/>
          <table:table-cell table:style-name="ce2" office:value-type="string" calcext:value-type="string">
            <text:p>PERCHE’ VORRESTI QUESTO?</text:p>
          </table:table-cell>
          <table:table-cell table:style-name="ce5" table:number-columns-repeated="1015"/>
        </table:table-row>
        <table:table-row table:style-name="ro1">
          <table:table-cell table:style-name="ce5"/>
          <table:table-cell table:style-name="ce2" office:value-type="string" calcext:value-type="string">
            <text:p>VORREI</text:p>
          </table:table-cell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5" table:number-columns-repeated="1017"/>
        </table:table-row>
        <table:table-row table:style-name="ro1">
          <table:table-cell table:style-name="ce5"/>
          <table:table-cell table:style-name="ce2" office:value-type="string" calcext:value-type="string">
            <text:p>CHIEDEREI DI</text:p>
          </table:table-cell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5" table:number-columns-repeated="1017"/>
        </table:table-row>
        <table:table-row table:style-name="ro1">
          <table:table-cell table:style-name="ce5"/>
          <table:table-cell table:style-name="ce2" office:value-type="string" calcext:value-type="string">
            <text:p>DESIDEREREI</text:p>
          </table:table-cell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5" table:number-columns-repeated="1017"/>
        </table:table-row>
        <table:table-row table:style-name="ro1">
          <table:table-cell table:style-name="ce5"/>
          <table:table-cell table:style-name="ce2" office:value-type="string" calcext:value-type="string">
            <text:p>SPEREREI DI</text:p>
          </table:table-cell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5"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POICHE’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23" calcext:value-type="float">
            <text:p>23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’ QUESTA LA REALE RAGIONE?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SICCOME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23" calcext:value-type="float">
            <text:p>23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ON TI VENGONO ALTRI MOTIVI IN MENTE?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DATO CHE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23" calcext:value-type="float">
            <text:p>23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QUESTO MOTIVO SPIEGA QUALCOS’ALTRO?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DAL MOMENTO CHE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23" calcext:value-type="float">
            <text:p>23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QUALE ALTRA RAGIONE CI POTREBBE ESSERE?</text:p>
          </table:table-cell>
          <table:table-cell table:number-columns-repeated="1015"/>
        </table:table-row>
        <table:table-row table:style-name="ro1" table:number-rows-repeated="6"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COSA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float" office:value="31" calcext:value-type="float">
            <text:p>31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QUANTO TEMPO FA?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QUALE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float" office:value="31" calcext:value-type="float">
            <text:p>31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’ PER TE COSI’ IMPORTANTE?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QUALI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float" office:value="31" calcext:value-type="float">
            <text:p>31</text:p>
          </table:table-cell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QUALE RISPOSTA PREFERIRESTI RICEVERE?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COME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float" office:value="31" calcext:value-type="float">
            <text:p>31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COSA NE PENSI?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CHE MODO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float" office:value="31" calcext:value-type="float">
            <text:p>31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CI PENSI SPESSO?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CHE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float" office:value="31" calcext:value-type="float">
            <text:p>31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L’HAI MAI CHIESTO A QUALCUNO?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QUANTO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float" office:value="31" calcext:value-type="float">
            <text:p>31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L’HAI MAI CHIESTO PRIMA D’ORA?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QUANTI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float" office:value="31" calcext:value-type="float">
            <text:p>31</text:p>
          </table:table-cell>
          <table:table-cell/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COS’ALTRO TI VIENE IN MENTE QUANDO CHIEDI QUESTO?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QUANTE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DA QUANDO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CHI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DOVE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QUANDO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PERCHE’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float" office:value="31" calcext:value-type="float">
            <text:p>31</text:p>
          </table:table-cell>
          <table:table-cell table:number-columns-repeated="1018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NOMI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float" office:value="33" calcext:value-type="float">
            <text:p>33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I NOMI NON MI INTERESSANO, VAI AVANTI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NOME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float" office:value="33" calcext:value-type="float">
            <text:p>33</text:p>
          </table:table-cell>
          <table:table-cell/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NON MI IMPORTA DEI NOMI</text:p>
          </table:table-cell>
          <table:table-cell table:number-columns-repeated="101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SCUSA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style-name="ce1" office:value-type="float" office:value="34" calcext:value-type="float">
            <text:p>34</text:p>
          </table:table-cell>
          <table:table-cell/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ON TI SCUSARE</text:p>
          </table:table-cell>
          <table:table-cell table:number-columns-repeated="101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5"/>
          <table:table-cell table:style-name="ce2" office:value-type="string" calcext:value-type="string">
            <text:p>HO</text:p>
          </table:table-cell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2" office:value-type="float" office:value="36" calcext:value-type="float">
            <text:p>36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REDI SIA NORMALE AVERE *?</text:p>
          </table:table-cell>
          <table:table-cell table:style-name="ce5" table:number-columns-repeated="1015"/>
        </table:table-row>
        <table:table-row table:style-name="ro1">
          <table:table-cell table:style-name="ce5"/>
          <table:table-cell table:style-name="ce2" office:value-type="string" calcext:value-type="string">
            <text:p>AVREI</text:p>
          </table:table-cell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2" office:value-type="float" office:value="36" calcext:value-type="float">
            <text:p>36</text:p>
          </table:table-cell>
          <table:table-cell table:style-name="ce2"/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COME CONSIDERI IL TUO AVER *?</text:p>
          </table:table-cell>
          <table:table-cell table:style-name="ce5" table:number-columns-repeated="1015"/>
        </table:table-row>
        <table:table-row table:style-name="ro1">
          <table:table-cell table:style-name="ce5"/>
          <table:table-cell table:style-name="ce2" table:number-columns-repeated="6"/>
          <table:table-cell table:style-name="ce2" office:value-type="string" calcext:value-type="string">
            <text:p>COME CONSIDERI QUESTO?</text:p>
          </table:table-cell>
          <table:table-cell table:style-name="ce5"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SOGNO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" office:value-type="float" office:value="40" calcext:value-type="float">
            <text:p>40</text:p>
          </table:table-cell>
          <table:table-cell/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COSA TI SUGGERISCONO SOGNI DI QUESTO TIPO?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SOGNI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" office:value-type="float" office:value="40" calcext:value-type="float">
            <text:p>40</text:p>
          </table:table-cell>
          <table:table-cell/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SOGNI SPESSO?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QUALI PERSONE TI APPAIONO IN SOGNO PIU’ SPESSO?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TI HANNO MAI TURBATO I TUOI SOGNI?</text:p>
          </table:table-cell>
          <table:table-cell table:number-columns-repeated="101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CIAO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style-name="ce1" office:value-type="float" office:value="41" calcext:value-type="float">
            <text:p>41</text:p>
          </table:table-cell>
          <table:table-cell/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ARRIVEDERCI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BUONGIORNO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style-name="ce1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SALVE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style-name="ce1" office:value-type="float" office:value="41" calcext:value-type="float">
            <text:p>41</text:p>
          </table:table-cell>
          <table:table-cell table:number-columns-repeated="1018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FORSE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" office:value-type="float" office:value="44" calcext:value-type="float">
            <text:p>44</text:p>
          </table:table-cell>
          <table:table-cell/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NON SEMBRI MOLTO SICURO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PROBABILMENTE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" office:value-type="float" office:value="44" calcext:value-type="float">
            <text:p>44</text:p>
          </table:table-cell>
          <table:table-cell/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PERCHE’ QUESTO TONO INCERTO?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SEI SICURO?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NO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table:style-name="ce1" office:value-type="float" office:value="46" calcext:value-type="float">
            <text:p>46</text:p>
          </table:table-cell>
          <table:table-cell/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SEI SICURO?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COME MAI?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PERCHE’ NO?</text:p>
          </table:table-cell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SPESSO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table:style-name="ce1" office:value-type="float" office:value="49" calcext:value-type="float">
            <text:p>49</text:p>
          </table:table-cell>
          <table:table-cell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QUANDO?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MOLTE VOLTE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table:style-name="ce1" office:value-type="float" office:value="49" calcext:value-type="float">
            <text:p>49</text:p>
          </table:table-cell>
          <table:table-cell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ON PUOI PENSARE A UN ESEMPIO SPECIFICO?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A VOLTE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table:style-name="ce1" office:value-type="float" office:value="49" calcext:value-type="float">
            <text:p>49</text:p>
          </table:table-cell>
          <table:table-cell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 COSA STAI PENSANDO?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CERTE VOLTE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table:style-name="ce1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QUALCHE VOLTA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table:style-name="ce1" office:value-type="float" office:value="49" calcext:value-type="float">
            <text:p>49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OGNI TANTO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table:style-name="ce1" office:value-type="float" office:value="49" calcext:value-type="float">
            <text:p>49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DI TANTO IN TANTO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table:style-name="ce1" office:value-type="float" office:value="49" calcext:value-type="float">
            <text:p>49</text:p>
          </table:table-cell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table:style-name="ce5"/>
          <table:table-cell table:style-name="ce2" office:value-type="string" calcext:value-type="string">
            <text:p>CREDO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52" calcext:value-type="float">
            <text:p>52</text:p>
          </table:table-cell>
          <table:table-cell table:style-name="ce5"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PERCHE’ CREDI *?</text:p>
          </table:table-cell>
          <table:table-cell table:style-name="ce5" table:number-columns-repeated="1015"/>
        </table:table-row>
        <table:table-row table:style-name="ro1">
          <table:table-cell table:style-name="ce5" table:number-columns-repeated="6"/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COSA TI HA PORTATO A CREDERE *?</text:p>
          </table:table-cell>
          <table:table-cell table:style-name="ce5" table:number-columns-repeated="1015"/>
        </table:table-row>
        <table:table-row table:style-name="ro1">
          <table:table-cell table:style-name="ce5" table:number-columns-repeated="6"/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DA QUANTO TEMPO CREDI *?</text:p>
          </table:table-cell>
          <table:table-cell table:style-name="ce5" table:number-columns-repeated="1015"/>
        </table:table-row>
        <table:table-row table:style-name="ro1">
          <table:table-cell table:style-name="ce5" table:number-columns-repeated="6"/>
          <table:table-cell table:style-name="ce2"/>
          <table:table-cell table:style-name="ce2" office:value-type="string" calcext:value-type="string">
            <text:p>COSA TI HA PORTATO A CREDERE TUTTO CIO’?</text:p>
          </table:table-cell>
          <table:table-cell table:style-name="ce5" table:number-columns-repeated="1015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RASSOMIGLIANTE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style-name="ce1" office:value-type="float" office:value="56" calcext:value-type="float">
            <text:p>56</text:p>
          </table:table-cell>
          <table:table-cell table:style-name="Default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IN CHE MODO?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SOMIGLIANTE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style-name="ce1" office:value-type="float" office:value="56" calcext:value-type="float">
            <text:p>56</text:p>
          </table:table-cell>
          <table:table-cell table:style-name="Default"/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QUALE SOMIGLIANZA RISCONTRI?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OSA TI SUGGERISCE QUESTA RASSOMIGLIANZA?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SEMBRI CONTENTO</text:p>
          </table:table-cell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SI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59" calcext:value-type="float">
            <text:p>59</text:p>
          </table:table-cell>
          <table:table-cell table:style-name="Default"/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VEDO…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CERTAMENTE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59" calcext:value-type="float">
            <text:p>59</text:p>
          </table:table-cell>
          <table:table-cell table:style-name="Default"/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APISCO…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SEI SICURO?</text:p>
          </table:table-cell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AMICO</text:p>
          </table:table-cell>
          <table:table-cell table:style-name="ce1" office:value-type="float" office:value="60" calcext:value-type="float">
            <text:p>60</text:p>
          </table:table-cell>
          <table:table-cell table:style-name="ce1"/>
          <table:table-cell table:style-name="ce1" office:value-type="float" office:value="62" calcext:value-type="float">
            <text:p>62</text:p>
          </table:table-cell>
          <table:table-cell table:style-name="Default"/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I TUOI AMICI TI SECCANO?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AMICI</text:p>
          </table:table-cell>
          <table:table-cell table:style-name="ce1" office:value-type="float" office:value="60" calcext:value-type="float">
            <text:p>60</text:p>
          </table:table-cell>
          <table:table-cell table:style-name="ce1"/>
          <table:table-cell table:style-name="ce1" office:value-type="float" office:value="62" calcext:value-type="float">
            <text:p>62</text:p>
          </table:table-cell>
          <table:table-cell table:style-name="Default"/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SEI SICURO DI AVERE DEGLI AMICI?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TI IMPONI SUI TUOI AMICI?</text:p>
          </table:table-cell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COMPUTER</text:p>
          </table:table-cell>
          <table:table-cell table:style-name="ce1" office:value-type="float" office:value="63" calcext:value-type="float">
            <text:p>63</text:p>
          </table:table-cell>
          <table:table-cell table:style-name="ce1"/>
          <table:table-cell table:style-name="ce1" office:value-type="float" office:value="65" calcext:value-type="float">
            <text:p>65</text:p>
          </table:table-cell>
          <table:table-cell table:style-name="Default"/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TI PREOCCUPANO I COMPUTER?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ELABORATORE</text:p>
          </table:table-cell>
          <table:table-cell table:style-name="ce1" office:value-type="float" office:value="63" calcext:value-type="float">
            <text:p>63</text:p>
          </table:table-cell>
          <table:table-cell table:style-name="ce1"/>
          <table:table-cell table:style-name="ce1" office:value-type="float" office:value="65" calcext:value-type="float">
            <text:p>65</text:p>
          </table:table-cell>
          <table:table-cell table:style-name="Default"/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STAI PARLANDO DI ME IN PARTICOLARE?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PERCHE’ MENZIONI I COMPUTER?</text:p>
          </table:table-cell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DENARO</text:p>
          </table:table-cell>
          <table:table-cell table:style-name="ce1" office:value-type="float" office:value="66" calcext:value-type="float">
            <text:p>66</text:p>
          </table:table-cell>
          <table:table-cell table:style-name="ce1"/>
          <table:table-cell table:style-name="ce1" office:value-type="float" office:value="68" calcext:value-type="float">
            <text:p>68</text:p>
          </table:table-cell>
          <table:table-cell table:style-name="Default"/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HAI PROBLEMI COL DENARO?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SOLDI</text:p>
          </table:table-cell>
          <table:table-cell table:style-name="ce1" office:value-type="float" office:value="66" calcext:value-type="float">
            <text:p>66</text:p>
          </table:table-cell>
          <table:table-cell table:style-name="ce1"/>
          <table:table-cell table:style-name="ce1" office:value-type="float" office:value="68" calcext:value-type="float">
            <text:p>68</text:p>
          </table:table-cell>
          <table:table-cell table:style-name="Default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PENSI CHE IL DENARO SIA TUTTO?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SEI SICURO CHE IL PROBLEMA SIANO I SOLDI?</text:p>
          </table:table-cell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PAFO</text:p>
          </table:table-cell>
          <table:table-cell table:style-name="ce1" office:value-type="float" office:value="69" calcext:value-type="float">
            <text:p>69</text:p>
          </table:table-cell>
          <table:table-cell table:style-name="ce1"/>
          <table:table-cell table:style-name="ce1" office:value-type="float" office:value="69" calcext:value-type="float">
            <text:p>69</text:p>
          </table:table-cell>
          <table:table-cell table:style-name="Default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DOBBIAMO PARLARE DI TE E NON DI ME</text:p>
          </table:table-cell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%%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style-name="ce1" office:value-type="float" office:value="73" calcext:value-type="float">
            <text:p>73</text:p>
          </table:table-cell>
          <table:table-cell table:style-name="Default"/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CONTINUA…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SII PIU’ CHIARO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VA AVANTI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PROSEGUI…</text:p>
          </table:table-cell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ARRIVEDERCI</text:p>
          </table:table-cell>
          <table:table-cell table:style-name="ce1" office:value-type="float" office:value="74" calcext:value-type="float">
            <text:p>74</text:p>
          </table:table-cell>
          <table:table-cell table:style-name="ce1"/>
          <table:table-cell table:style-name="ce1" office:value-type="float" office:value="74" calcext:value-type="float">
            <text:p>74</text:p>
          </table:table-cell>
          <table:table-cell table:style-name="Default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ARRIVEDERCI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5">00/00/0000</text:date>, <text:time style:data-style-name="N2" text:time-value="21:06:12.4212793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7T20:23:56.248038665</meta:creation-date>
    <dc:date>2021-05-15T21:29:27.090775789</dc:date>
    <meta:editing-duration>PT1H47M57S</meta:editing-duration>
    <meta:editing-cycles>11</meta:editing-cycles>
    <meta:generator>LibreOffice/6.4.7.2$Linux_X86_64 LibreOffice_project/40$Build-2</meta:generator>
    <meta:document-statistic meta:table-count="3" meta:cell-count="1608" meta:object-count="0"/>
  </office:meta>
</office:document-meta>
</file>